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06aa456" officeooo:paragraph-rsid="206aa456" style:font-style-asian="normal" style:font-weight-asian="normal" style:font-style-complex="normal" style:font-weight-complex="normal"/>
    </style:style>
    <style:style style:name="P215"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2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2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2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2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2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T1" style:family="text">
      <style:text-properties officeooo:rsid="0019f43d"/>
    </style:style>
    <style:style style:name="T2" style:family="text">
      <style:text-properties fo:font-style="italic" style:font-style-asian="italic" style:font-style-complex="italic"/>
    </style:style>
    <style:style style:name="T3" style:family="text">
      <style:text-properties fo:font-style="italic" officeooo:rsid="1f3989bb" style:font-style-asian="italic" style:font-style-complex="italic"/>
    </style:style>
    <style:style style:name="T4" style:family="text">
      <style:text-properties fo:font-style="italic" officeooo:rsid="1f454130" style:font-style-asian="italic" style:font-style-complex="italic"/>
    </style:style>
    <style:style style:name="T5" style:family="text">
      <style:text-properties fo:font-style="italic" officeooo:rsid="1f4ed5a6" style:font-style-asian="italic" style:font-style-complex="italic"/>
    </style:style>
    <style:style style:name="T6" style:family="text">
      <style:text-properties fo:font-style="italic" officeooo:rsid="1f73fd6c" style:font-style-asian="italic" style:font-style-complex="italic"/>
    </style:style>
    <style:style style:name="T7" style:family="text">
      <style:text-properties fo:font-style="italic" officeooo:rsid="1f80b5b3" style:font-style-asian="italic" style:font-style-complex="italic"/>
    </style:style>
    <style:style style:name="T8" style:family="text">
      <style:text-properties fo:font-style="italic" officeooo:rsid="1f8d0204" style:font-style-asian="italic" style:font-style-complex="italic"/>
    </style:style>
    <style:style style:name="T9" style:family="text">
      <style:text-properties fo:font-style="italic" officeooo:rsid="1f99a44b" style:font-style-asian="italic" style:font-style-complex="italic"/>
    </style:style>
    <style:style style:name="T10" style:family="text">
      <style:text-properties fo:font-style="italic" officeooo:rsid="200e0632" style:font-style-asian="italic" style:font-style-complex="italic"/>
    </style:style>
    <style:style style:name="T11" style:family="text">
      <style:text-properties fo:font-style="italic" officeooo:rsid="2025ec30" style:font-style-asian="italic" style:font-style-complex="italic"/>
    </style:style>
    <style:style style:name="T12" style:family="text">
      <style:text-properties fo:font-style="italic" officeooo:rsid="205d910f" style:font-style-asian="italic" style:font-style-complex="italic"/>
    </style:style>
    <style:style style:name="T13" style:family="text">
      <style:text-properties fo:font-style="italic" officeooo:rsid="2063ea40" style:font-style-asian="italic" style:font-style-complex="italic"/>
    </style:style>
    <style:style style:name="T14" style:family="text">
      <style:text-properties fo:font-style="italic" officeooo:rsid="2069e7a2" style:font-style-asian="italic" style:font-style-complex="italic"/>
    </style:style>
    <style:style style:name="T15" style:family="text">
      <style:text-properties fo:font-style="italic" officeooo:rsid="20861ad3" style:font-style-asian="italic" style:font-style-complex="italic"/>
    </style:style>
    <style:style style:name="T16" style:family="text">
      <style:text-properties fo:font-style="italic" officeooo:rsid="20a13ec2" style:font-style-asian="italic" style:font-style-complex="italic"/>
    </style:style>
    <style:style style:name="T17" style:family="text">
      <style:text-properties fo:font-style="italic" officeooo:rsid="20b1cc93" style:font-style-asian="italic" style:font-style-complex="italic"/>
    </style:style>
    <style:style style:name="T18" style:family="text">
      <style:text-properties fo:font-style="italic" officeooo:rsid="20c2b4cd" style:font-style-asian="italic" style:font-style-complex="italic"/>
    </style:style>
    <style:style style:name="T19" style:family="text">
      <style:text-properties fo:font-style="italic" officeooo:rsid="20de8062" style:font-style-asian="italic" style:font-style-complex="italic"/>
    </style:style>
    <style:style style:name="T20" style:family="text">
      <style:text-properties fo:font-style="italic" officeooo:rsid="20e4c8ac" style:font-style-asian="italic" style:font-style-complex="italic"/>
    </style:style>
    <style:style style:name="T21" style:family="text">
      <style:text-properties fo:font-style="italic" officeooo:rsid="20f4b446" style:font-style-asian="italic" style:font-style-complex="italic"/>
    </style:style>
    <style:style style:name="T22" style:family="text">
      <style:text-properties fo:font-style="italic" officeooo:rsid="20fd74a6" style:font-style-asian="italic" style:font-style-complex="italic"/>
    </style:style>
    <style:style style:name="T23" style:family="text">
      <style:text-properties fo:font-style="italic" officeooo:rsid="210185f1" style:font-style-asian="italic" style:font-style-complex="italic"/>
    </style:style>
    <style:style style:name="T24" style:family="text">
      <style:text-properties fo:font-style="italic" officeooo:rsid="2115106b" style:font-style-asian="italic" style:font-style-complex="italic"/>
    </style:style>
    <style:style style:name="T25" style:family="text">
      <style:text-properties fo:font-style="italic" officeooo:rsid="211d4a8b" style:font-style-asian="italic" style:font-style-complex="italic"/>
    </style:style>
    <style:style style:name="T26" style:family="text">
      <style:text-properties fo:font-style="italic" officeooo:rsid="2123a817" style:font-style-asian="italic" style:font-style-complex="italic"/>
    </style:style>
    <style:style style:name="T27" style:family="text">
      <style:text-properties fo:font-style="italic" officeooo:rsid="21412a86" style:font-style-asian="italic" style:font-style-complex="italic"/>
    </style:style>
    <style:style style:name="T28" style:family="text">
      <style:text-properties fo:font-style="italic" officeooo:rsid="21421083" style:font-style-asian="italic" style:font-style-complex="italic"/>
    </style:style>
    <style:style style:name="T29" style:family="text">
      <style:text-properties fo:font-style="italic" officeooo:rsid="215e71cc" style:font-style-asian="italic" style:font-style-complex="italic"/>
    </style:style>
    <style:style style:name="T30" style:family="text">
      <style:text-properties fo:font-style="italic" officeooo:rsid="216a4ced" style:font-style-asian="italic" style:font-style-complex="italic"/>
    </style:style>
    <style:style style:name="T31" style:family="text">
      <style:text-properties fo:font-style="italic" officeooo:rsid="219aa9d8" style:font-style-asian="italic" style:font-style-complex="italic"/>
    </style:style>
    <style:style style:name="T32" style:family="text">
      <style:text-properties fo:font-style="italic" officeooo:rsid="219f508c" style:font-style-asian="italic" style:font-style-complex="italic"/>
    </style:style>
    <style:style style:name="T33" style:family="text">
      <style:text-properties fo:font-style="italic" officeooo:rsid="21aebfb8" style:font-style-asian="italic" style:font-style-complex="italic"/>
    </style:style>
    <style:style style:name="T34" style:family="text">
      <style:text-properties fo:font-style="italic" officeooo:rsid="21af9e2d" style:font-style-asian="italic" style:font-style-complex="italic"/>
    </style:style>
    <style:style style:name="T35" style:family="text">
      <style:text-properties fo:font-style="italic" officeooo:rsid="21c0ca4c" style:font-style-asian="italic" style:font-style-complex="italic"/>
    </style:style>
    <style:style style:name="T36" style:family="text">
      <style:text-properties fo:font-style="italic" officeooo:rsid="21d21501" style:font-style-asian="italic" style:font-style-complex="italic"/>
    </style:style>
    <style:style style:name="T37" style:family="text">
      <style:text-properties fo:font-style="italic" officeooo:rsid="21e2f965" style:font-style-asian="italic" style:font-style-complex="italic"/>
    </style:style>
    <style:style style:name="T38" style:family="text">
      <style:text-properties fo:font-style="italic" officeooo:rsid="21e70c8f" style:font-style-asian="italic" style:font-style-complex="italic"/>
    </style:style>
    <style:style style:name="T39" style:family="text">
      <style:text-properties fo:font-style="italic" officeooo:rsid="1327ae62" style:font-style-asian="italic" style:font-style-complex="italic"/>
    </style:style>
    <style:style style:name="T40" style:family="text">
      <style:text-properties fo:font-style="italic" officeooo:rsid="22731f9f" style:font-style-asian="italic" style:font-style-complex="italic"/>
    </style:style>
    <style:style style:name="T41" style:family="text">
      <style:text-properties fo:font-style="italic" officeooo:rsid="227c1b98" style:font-style-asian="italic" style:font-style-complex="italic"/>
    </style:style>
    <style:style style:name="T42" style:family="text">
      <style:text-properties fo:font-style="italic" officeooo:rsid="227cba37" style:font-style-asian="italic" style:font-style-complex="italic"/>
    </style:style>
    <style:style style:name="T43" style:family="text">
      <style:text-properties fo:font-style="italic" officeooo:rsid="22860727" style:font-style-asian="italic" style:font-style-complex="italic"/>
    </style:style>
    <style:style style:name="T44" style:family="text">
      <style:text-properties fo:font-style="italic" officeooo:rsid="229c8ed6" style:font-style-asian="italic" style:font-style-complex="italic"/>
    </style:style>
    <style:style style:name="T45" style:family="text">
      <style:text-properties fo:font-style="italic" officeooo:rsid="229e0ede" style:font-style-asian="italic" style:font-style-complex="italic"/>
    </style:style>
    <style:style style:name="T46" style:family="text">
      <style:text-properties fo:font-style="italic" officeooo:rsid="23118c4a" style:font-style-asian="italic" style:font-style-complex="italic"/>
    </style:style>
    <style:style style:name="T47" style:family="text">
      <style:text-properties fo:font-style="italic" officeooo:rsid="231ce240" style:font-style-asian="italic" style:font-style-complex="italic"/>
    </style:style>
    <style:style style:name="T48" style:family="text">
      <style:text-properties fo:font-style="italic" officeooo:rsid="23880f10" style:font-style-asian="italic" style:font-style-complex="italic"/>
    </style:style>
    <style:style style:name="T49" style:family="text">
      <style:text-properties fo:font-style="italic" officeooo:rsid="238c802e" style:font-style-asian="italic" style:font-style-complex="italic"/>
    </style:style>
    <style:style style:name="T50" style:family="text">
      <style:text-properties fo:font-style="italic" officeooo:rsid="238d82ce" style:font-style-asian="italic" style:font-style-complex="italic"/>
    </style:style>
    <style:style style:name="T51" style:family="text">
      <style:text-properties fo:font-style="italic" officeooo:rsid="239bc978" style:font-style-asian="italic" style:font-style-complex="italic"/>
    </style:style>
    <style:style style:name="T52" style:family="text">
      <style:text-properties fo:font-style="italic" officeooo:rsid="23bcd644" style:font-style-asian="italic" style:font-style-complex="italic"/>
    </style:style>
    <style:style style:name="T53" style:family="text">
      <style:text-properties fo:font-style="italic" officeooo:rsid="23c5e292" style:font-style-asian="italic" style:font-style-complex="italic"/>
    </style:style>
    <style:style style:name="T54" style:family="text">
      <style:text-properties fo:font-style="italic" officeooo:rsid="248a29fa" style:font-style-asian="italic" style:font-style-complex="italic"/>
    </style:style>
    <style:style style:name="T55" style:family="text">
      <style:text-properties fo:font-style="italic" officeooo:rsid="24960043" style:font-style-asian="italic" style:font-style-complex="italic"/>
    </style:style>
    <style:style style:name="T56" style:family="text">
      <style:text-properties fo:font-style="italic" officeooo:rsid="2498c4d0" style:font-style-asian="italic" style:font-style-complex="italic"/>
    </style:style>
    <style:style style:name="T57" style:family="text">
      <style:text-properties fo:font-style="italic" officeooo:rsid="249f319e" style:font-style-asian="italic" style:font-style-complex="italic"/>
    </style:style>
    <style:style style:name="T58" style:family="text">
      <style:text-properties style:font-name="Liberation Serif1" officeooo:rsid="223c6f8b"/>
    </style:style>
    <style:style style:name="T59" style:family="text">
      <style:text-properties style:font-name="Liberation Serif1" officeooo:rsid="22cc9fc7"/>
    </style:style>
    <style:style style:name="T60" style:family="text">
      <style:text-properties style:font-name="Liberation Serif1" officeooo:rsid="23763202"/>
    </style:style>
    <style:style style:name="T61" style:family="text">
      <style:text-properties style:font-name="Liberation Serif"/>
    </style:style>
    <style:style style:name="T62" style:family="text">
      <style:text-properties style:font-name="Liberation Serif" officeooo:rsid="223c6f8b"/>
    </style:style>
    <style:style style:name="T63" style:family="text">
      <style:text-properties style:font-name="Liberation Serif" officeooo:rsid="223cab30"/>
    </style:style>
    <style:style style:name="T64" style:family="text">
      <style:text-properties style:font-name="Liberation Serif" officeooo:rsid="223e74e7"/>
    </style:style>
    <style:style style:name="T65" style:family="text">
      <style:text-properties style:font-name="Liberation Serif" officeooo:rsid="223fe34e"/>
    </style:style>
    <style:style style:name="T66" style:family="text">
      <style:text-properties style:font-name="Liberation Serif" officeooo:rsid="224193a8"/>
    </style:style>
    <style:style style:name="T67" style:family="text">
      <style:text-properties style:font-name="Liberation Serif" officeooo:rsid="22425484"/>
    </style:style>
    <style:style style:name="T68" style:family="text">
      <style:text-properties style:font-name="Liberation Serif" officeooo:rsid="22426ad6"/>
    </style:style>
    <style:style style:name="T69" style:family="text">
      <style:text-properties style:font-name="Liberation Serif" officeooo:rsid="0019f43d"/>
    </style:style>
    <style:style style:name="T70" style:family="text">
      <style:text-properties style:font-name="Liberation Serif" officeooo:rsid="224444a0"/>
    </style:style>
    <style:style style:name="T71" style:family="text">
      <style:text-properties style:font-name="Liberation Serif" officeooo:rsid="2245dd48"/>
    </style:style>
    <style:style style:name="T72" style:family="text">
      <style:text-properties style:font-name="Liberation Serif" officeooo:rsid="2246c500"/>
    </style:style>
    <style:style style:name="T73" style:family="text">
      <style:text-properties style:font-name="Liberation Serif" officeooo:rsid="22479687"/>
    </style:style>
    <style:style style:name="T74" style:family="text">
      <style:text-properties style:font-name="Liberation Serif" officeooo:rsid="22485ad4"/>
    </style:style>
    <style:style style:name="T75" style:family="text">
      <style:text-properties style:font-name="Liberation Serif" officeooo:rsid="2249098e"/>
    </style:style>
    <style:style style:name="T76" style:family="text">
      <style:text-properties style:font-name="Liberation Serif" officeooo:rsid="224a3f61"/>
    </style:style>
    <style:style style:name="T77" style:family="text">
      <style:text-properties style:font-name="Liberation Serif" fo:font-style="italic" officeooo:rsid="224a3f61" style:font-style-asian="italic" style:font-style-complex="italic"/>
    </style:style>
    <style:style style:name="T78" style:family="text">
      <style:text-properties style:font-name="Liberation Serif" fo:font-style="italic" officeooo:rsid="22d02c95" style:font-style-asian="italic" style:font-style-complex="italic"/>
    </style:style>
    <style:style style:name="T79" style:family="text">
      <style:text-properties style:font-name="Liberation Serif" officeooo:rsid="224be56c"/>
    </style:style>
    <style:style style:name="T80" style:family="text">
      <style:text-properties style:font-name="Liberation Serif" officeooo:rsid="224c2ea4"/>
    </style:style>
    <style:style style:name="T81" style:family="text">
      <style:text-properties style:font-name="Liberation Serif" officeooo:rsid="224d6b07"/>
    </style:style>
    <style:style style:name="T82" style:family="text">
      <style:text-properties style:font-name="Liberation Serif" officeooo:rsid="224eec6d"/>
    </style:style>
    <style:style style:name="T83" style:family="text">
      <style:text-properties style:font-name="Liberation Serif" officeooo:rsid="22509206"/>
    </style:style>
    <style:style style:name="T84" style:family="text">
      <style:text-properties style:font-name="Liberation Serif" officeooo:rsid="225238e6"/>
    </style:style>
    <style:style style:name="T85" style:family="text">
      <style:text-properties style:font-name="Liberation Serif" officeooo:rsid="22533363"/>
    </style:style>
    <style:style style:name="T86" style:family="text">
      <style:text-properties style:font-name="Liberation Serif" officeooo:rsid="22542405"/>
    </style:style>
    <style:style style:name="T87" style:family="text">
      <style:text-properties style:font-name="Liberation Serif" officeooo:rsid="22548e64"/>
    </style:style>
    <style:style style:name="T88" style:family="text">
      <style:text-properties style:font-name="Liberation Serif" officeooo:rsid="2254f7e6"/>
    </style:style>
    <style:style style:name="T89" style:family="text">
      <style:text-properties style:font-name="Liberation Serif" officeooo:rsid="22566b9c"/>
    </style:style>
    <style:style style:name="T90" style:family="text">
      <style:text-properties style:font-name="Liberation Serif" officeooo:rsid="22584a9b"/>
    </style:style>
    <style:style style:name="T91" style:family="text">
      <style:text-properties style:font-name="Liberation Serif" officeooo:rsid="22587e34"/>
    </style:style>
    <style:style style:name="T92" style:family="text">
      <style:text-properties style:font-name="Liberation Serif" officeooo:rsid="225a6bb4"/>
    </style:style>
    <style:style style:name="T93" style:family="text">
      <style:text-properties style:font-name="Liberation Serif" officeooo:rsid="225b4c38"/>
    </style:style>
    <style:style style:name="T94" style:family="text">
      <style:text-properties style:font-name="Liberation Serif" officeooo:rsid="225b874a"/>
    </style:style>
    <style:style style:name="T95" style:family="text">
      <style:text-properties style:font-name="Liberation Serif" officeooo:rsid="225c1b7f"/>
    </style:style>
    <style:style style:name="T96" style:family="text">
      <style:text-properties style:font-name="Liberation Serif" officeooo:rsid="225c2683"/>
    </style:style>
    <style:style style:name="T97" style:family="text">
      <style:text-properties style:font-name="Liberation Serif" officeooo:rsid="225cb1cd"/>
    </style:style>
    <style:style style:name="T98" style:family="text">
      <style:text-properties style:font-name="Liberation Serif" officeooo:rsid="225d62dd"/>
    </style:style>
    <style:style style:name="T99" style:family="text">
      <style:text-properties style:font-name="Liberation Serif" officeooo:rsid="225de0ca"/>
    </style:style>
    <style:style style:name="T100" style:family="text">
      <style:text-properties style:font-name="Liberation Serif" officeooo:rsid="225e0f18"/>
    </style:style>
    <style:style style:name="T101" style:family="text">
      <style:text-properties style:font-name="Liberation Serif" officeooo:rsid="225fa249"/>
    </style:style>
    <style:style style:name="T102" style:family="text">
      <style:text-properties style:font-name="Liberation Serif" officeooo:rsid="2260bd7e"/>
    </style:style>
    <style:style style:name="T103" style:family="text">
      <style:text-properties style:font-name="Liberation Serif" officeooo:rsid="226172ba"/>
    </style:style>
    <style:style style:name="T104" style:family="text">
      <style:text-properties style:font-name="Liberation Serif" officeooo:rsid="2261786e"/>
    </style:style>
    <style:style style:name="T105" style:family="text">
      <style:text-properties style:font-name="Liberation Serif" officeooo:rsid="22619ca1"/>
    </style:style>
    <style:style style:name="T106" style:family="text">
      <style:text-properties style:font-name="Liberation Serif" officeooo:rsid="2261a50c"/>
    </style:style>
    <style:style style:name="T107" style:family="text">
      <style:text-properties style:font-name="Liberation Serif" officeooo:rsid="2262c377"/>
    </style:style>
    <style:style style:name="T108" style:family="text">
      <style:text-properties style:font-name="Liberation Serif" officeooo:rsid="22638509"/>
    </style:style>
    <style:style style:name="T109" style:family="text">
      <style:text-properties style:font-name="Liberation Serif" officeooo:rsid="2264a4ed"/>
    </style:style>
    <style:style style:name="T110" style:family="text">
      <style:text-properties style:font-name="Liberation Serif" officeooo:rsid="2265b234"/>
    </style:style>
    <style:style style:name="T111" style:family="text">
      <style:text-properties style:font-name="Liberation Serif" officeooo:rsid="22677566"/>
    </style:style>
    <style:style style:name="T112" style:family="text">
      <style:text-properties style:font-name="Liberation Serif" officeooo:rsid="226846f5"/>
    </style:style>
    <style:style style:name="T113" style:family="text">
      <style:text-properties style:font-name="Liberation Serif" officeooo:rsid="226a1a68"/>
    </style:style>
    <style:style style:name="T114" style:family="text">
      <style:text-properties style:font-name="Liberation Serif" officeooo:rsid="226b16cc"/>
    </style:style>
    <style:style style:name="T115" style:family="text">
      <style:text-properties style:font-name="Liberation Serif" officeooo:rsid="22cc9fc7"/>
    </style:style>
    <style:style style:name="T116" style:family="text">
      <style:text-properties style:font-name="Liberation Serif" officeooo:rsid="22ce1f19"/>
    </style:style>
    <style:style style:name="T117" style:family="text">
      <style:text-properties style:font-name="Liberation Serif" officeooo:rsid="22ce3541"/>
    </style:style>
    <style:style style:name="T118" style:family="text">
      <style:text-properties style:font-name="Liberation Serif" officeooo:rsid="22d02c95"/>
    </style:style>
    <style:style style:name="T119" style:family="text">
      <style:text-properties style:font-name="Liberation Serif" officeooo:rsid="22d1713b"/>
    </style:style>
    <style:style style:name="T120" style:family="text">
      <style:text-properties style:font-name="Liberation Serif" officeooo:rsid="22d1c3b1"/>
    </style:style>
    <style:style style:name="T121" style:family="text">
      <style:text-properties style:font-name="Liberation Serif" officeooo:rsid="22d1da91"/>
    </style:style>
    <style:style style:name="T122" style:family="text">
      <style:text-properties style:font-name="Liberation Serif" officeooo:rsid="22d33444"/>
    </style:style>
    <style:style style:name="T123" style:family="text">
      <style:text-properties style:font-name="Liberation Serif" officeooo:rsid="22d3c160"/>
    </style:style>
    <style:style style:name="T124" style:family="text">
      <style:text-properties style:font-name="Liberation Serif" officeooo:rsid="22d3c168"/>
    </style:style>
    <style:style style:name="T125" style:family="text">
      <style:text-properties style:font-name="Liberation Serif" officeooo:rsid="22d5a952"/>
    </style:style>
    <style:style style:name="T126" style:family="text">
      <style:text-properties style:font-name="Liberation Serif" officeooo:rsid="22d623e5"/>
    </style:style>
    <style:style style:name="T127" style:family="text">
      <style:text-properties style:font-name="Liberation Serif" officeooo:rsid="22d63c06"/>
    </style:style>
    <style:style style:name="T128" style:family="text">
      <style:text-properties style:font-name="Liberation Serif" officeooo:rsid="22d7d189"/>
    </style:style>
    <style:style style:name="T129" style:family="text">
      <style:text-properties style:font-name="Liberation Serif" officeooo:rsid="22d8d136"/>
    </style:style>
    <style:style style:name="T130" style:family="text">
      <style:text-properties style:font-name="Liberation Serif" officeooo:rsid="22dac5bc"/>
    </style:style>
    <style:style style:name="T131" style:family="text">
      <style:text-properties style:font-name="Liberation Serif" officeooo:rsid="23763202"/>
    </style:style>
    <style:style style:name="T132" style:family="text">
      <style:text-properties style:font-name="Liberation Serif" officeooo:rsid="2377b659"/>
    </style:style>
    <style:style style:name="T133" style:family="text">
      <style:text-properties style:font-name="Liberation Serif" officeooo:rsid="23796755"/>
    </style:style>
    <style:style style:name="T134" style:family="text">
      <style:text-properties style:font-name="Liberation Serif" officeooo:rsid="237a681e"/>
    </style:style>
    <style:style style:name="T135" style:family="text">
      <style:text-properties style:font-name="Liberation Serif" officeooo:rsid="237bf9e4"/>
    </style:style>
    <style:style style:name="T136" style:family="text">
      <style:text-properties style:font-name="Liberation Serif" officeooo:rsid="237ce171"/>
    </style:style>
    <style:style style:name="T137" style:family="text">
      <style:text-properties style:font-name="Liberation Serif" officeooo:rsid="237de48a"/>
    </style:style>
    <style:style style:name="T138" style:family="text">
      <style:text-properties style:font-name="Liberation Serif" officeooo:rsid="237fc1eb"/>
    </style:style>
    <style:style style:name="T139" style:family="text">
      <style:text-properties style:font-name="Liberation Serif" officeooo:rsid="24d68e08"/>
    </style:style>
    <style:style style:name="T140" style:family="text">
      <style:text-properties style:font-name="Liberation Serif" officeooo:rsid="24d82307"/>
    </style:style>
    <style:style style:name="T141" style:family="text">
      <style:text-properties style:font-name="Liberation Serif" officeooo:rsid="24d84396"/>
    </style:style>
    <style:style style:name="T142" style:family="text">
      <style:text-properties fo:font-variant="normal" fo:text-transform="none" fo:color="#000000" style:font-name="FreeSerif" fo:font-size="12pt" officeooo:rsid="22731f9f" fo:background-color="#ffffff" loext:char-shading-value="0" style:font-size-asian="12pt" style:font-size-complex="12pt"/>
    </style:style>
    <style:style style:name="T143" style:family="text">
      <style:text-properties fo:font-variant="normal" fo:text-transform="none" fo:color="#000000" style:font-name="FreeSerif" fo:font-size="12pt" officeooo:rsid="23b1cc4d" fo:background-color="#ffffff" loext:char-shading-value="0" style:font-size-asian="12pt" style:font-size-complex="12pt"/>
    </style:style>
    <style:style style:name="T144" style:family="text">
      <style:text-properties officeooo:rsid="1f204110"/>
    </style:style>
    <style:style style:name="T145" style:family="text">
      <style:text-properties officeooo:rsid="1f3989bb"/>
    </style:style>
    <style:style style:name="T146" style:family="text">
      <style:text-properties officeooo:rsid="1f454130"/>
    </style:style>
    <style:style style:name="T147" style:family="text">
      <style:text-properties officeooo:rsid="1f4ed5a6"/>
    </style:style>
    <style:style style:name="T148" style:family="text">
      <style:text-properties officeooo:rsid="1f6b9c25"/>
    </style:style>
    <style:style style:name="T149" style:family="text">
      <style:text-properties officeooo:rsid="1f73fd6c"/>
    </style:style>
    <style:style style:name="T150" style:family="text">
      <style:text-properties officeooo:rsid="1f80b5b3"/>
    </style:style>
    <style:style style:name="T151" style:family="text">
      <style:text-properties officeooo:rsid="1f8d0204"/>
    </style:style>
    <style:style style:name="T152" style:family="text">
      <style:text-properties officeooo:rsid="1f99a44b"/>
    </style:style>
    <style:style style:name="T153" style:family="text">
      <style:text-properties officeooo:rsid="1fa6093e"/>
    </style:style>
    <style:style style:name="T154" style:family="text">
      <style:text-properties officeooo:rsid="1fac7c06"/>
    </style:style>
    <style:style style:name="T155" style:family="text">
      <style:text-properties officeooo:rsid="1fae1991"/>
    </style:style>
    <style:style style:name="T156" style:family="text">
      <style:text-properties officeooo:rsid="1fc34891"/>
    </style:style>
    <style:style style:name="T157" style:family="text">
      <style:text-properties officeooo:rsid="1fde7abb"/>
    </style:style>
    <style:style style:name="T158" style:family="text">
      <style:text-properties officeooo:rsid="1fe16293"/>
    </style:style>
    <style:style style:name="T159" style:family="text">
      <style:text-properties officeooo:rsid="1ff1e6eb"/>
    </style:style>
    <style:style style:name="T160" style:family="text">
      <style:text-properties officeooo:rsid="1ff390cf"/>
    </style:style>
    <style:style style:name="T161" style:family="text">
      <style:text-properties officeooo:rsid="1ff4deba"/>
    </style:style>
    <style:style style:name="T162" style:family="text">
      <style:text-properties officeooo:rsid="200e0632"/>
    </style:style>
    <style:style style:name="T163" style:family="text">
      <style:text-properties officeooo:rsid="202d3277"/>
    </style:style>
    <style:style style:name="T164" style:family="text">
      <style:text-properties officeooo:rsid="2044e57f"/>
    </style:style>
    <style:style style:name="T165" style:family="text">
      <style:text-properties officeooo:rsid="204a8e14"/>
    </style:style>
    <style:style style:name="T166" style:family="text">
      <style:text-properties officeooo:rsid="204e8b1b"/>
    </style:style>
    <style:style style:name="T167" style:family="text">
      <style:text-properties officeooo:rsid="205d910f"/>
    </style:style>
    <style:style style:name="T168" style:family="text">
      <style:text-properties officeooo:rsid="20615d9e"/>
    </style:style>
    <style:style style:name="T169" style:family="text">
      <style:text-properties officeooo:rsid="2062fea5"/>
    </style:style>
    <style:style style:name="T170" style:family="text">
      <style:text-properties officeooo:rsid="2063ea40"/>
    </style:style>
    <style:style style:name="T171" style:family="text">
      <style:text-properties officeooo:rsid="206660af"/>
    </style:style>
    <style:style style:name="T172" style:family="text">
      <style:text-properties officeooo:rsid="20678352"/>
    </style:style>
    <style:style style:name="T173" style:family="text">
      <style:text-properties officeooo:rsid="2068b2b1"/>
    </style:style>
    <style:style style:name="T174" style:family="text">
      <style:text-properties officeooo:rsid="2069e7a2"/>
    </style:style>
    <style:style style:name="T175" style:family="text">
      <style:text-properties officeooo:rsid="206ffd44"/>
    </style:style>
    <style:style style:name="T176" style:family="text">
      <style:text-properties officeooo:rsid="2071784b"/>
    </style:style>
    <style:style style:name="T177" style:family="text">
      <style:text-properties officeooo:rsid="20750fee"/>
    </style:style>
    <style:style style:name="T178" style:family="text">
      <style:text-properties officeooo:rsid="2076f6ac"/>
    </style:style>
    <style:style style:name="T179" style:family="text">
      <style:text-properties officeooo:rsid="20786940"/>
    </style:style>
    <style:style style:name="T180" style:family="text">
      <style:text-properties officeooo:rsid="207ae71a"/>
    </style:style>
    <style:style style:name="T181" style:family="text">
      <style:text-properties officeooo:rsid="207c551d"/>
    </style:style>
    <style:style style:name="T182" style:family="text">
      <style:text-properties officeooo:rsid="207e3526"/>
    </style:style>
    <style:style style:name="T183" style:family="text">
      <style:text-properties officeooo:rsid="207e9c5b"/>
    </style:style>
    <style:style style:name="T184" style:family="text">
      <style:text-properties officeooo:rsid="208004a9"/>
    </style:style>
    <style:style style:name="T185" style:family="text">
      <style:text-properties officeooo:rsid="20813566"/>
    </style:style>
    <style:style style:name="T186" style:family="text">
      <style:text-properties officeooo:rsid="208322bd"/>
    </style:style>
    <style:style style:name="T187" style:family="text">
      <style:text-properties officeooo:rsid="20861ad3"/>
    </style:style>
    <style:style style:name="T188" style:family="text">
      <style:text-properties officeooo:rsid="209e8ac1"/>
    </style:style>
    <style:style style:name="T189" style:family="text">
      <style:text-properties officeooo:rsid="20a13ec2"/>
    </style:style>
    <style:style style:name="T190" style:family="text">
      <style:text-properties officeooo:rsid="20b1cc93"/>
    </style:style>
    <style:style style:name="T191" style:family="text">
      <style:text-properties officeooo:rsid="20c2b4cd"/>
    </style:style>
    <style:style style:name="T192" style:family="text">
      <style:text-properties officeooo:rsid="20c60ccd"/>
    </style:style>
    <style:style style:name="T193" style:family="text">
      <style:text-properties officeooo:rsid="20cb6cb8"/>
    </style:style>
    <style:style style:name="T194" style:family="text">
      <style:text-properties officeooo:rsid="20ccd5ef"/>
    </style:style>
    <style:style style:name="T195" style:family="text">
      <style:text-properties officeooo:rsid="20cefb1e"/>
    </style:style>
    <style:style style:name="T196" style:family="text">
      <style:text-properties officeooo:rsid="20cf2ae1"/>
    </style:style>
    <style:style style:name="T197" style:family="text">
      <style:text-properties officeooo:rsid="20de8062"/>
    </style:style>
    <style:style style:name="T198" style:family="text">
      <style:text-properties officeooo:rsid="20e4c8ac"/>
    </style:style>
    <style:style style:name="T199" style:family="text">
      <style:text-properties officeooo:rsid="20e92aa0"/>
    </style:style>
    <style:style style:name="T200" style:family="text">
      <style:text-properties officeooo:rsid="20ea54f9"/>
    </style:style>
    <style:style style:name="T201" style:family="text">
      <style:text-properties officeooo:rsid="20eab732"/>
    </style:style>
    <style:style style:name="T202" style:family="text">
      <style:text-properties officeooo:rsid="20ec0155"/>
    </style:style>
    <style:style style:name="T203" style:family="text">
      <style:text-properties officeooo:rsid="20ec5bef"/>
    </style:style>
    <style:style style:name="T204" style:family="text">
      <style:text-properties officeooo:rsid="20f156bb"/>
    </style:style>
    <style:style style:name="T205" style:family="text">
      <style:text-properties officeooo:rsid="20f267be"/>
    </style:style>
    <style:style style:name="T206" style:family="text">
      <style:text-properties officeooo:rsid="20f4b446"/>
    </style:style>
    <style:style style:name="T207" style:family="text">
      <style:text-properties officeooo:rsid="20fd74a6"/>
    </style:style>
    <style:style style:name="T208" style:family="text">
      <style:text-properties officeooo:rsid="20fdd2d7"/>
    </style:style>
    <style:style style:name="T209" style:family="text">
      <style:text-properties officeooo:rsid="20ffa85e"/>
    </style:style>
    <style:style style:name="T210" style:family="text">
      <style:text-properties officeooo:rsid="210185f1"/>
    </style:style>
    <style:style style:name="T211" style:family="text">
      <style:text-properties officeooo:rsid="21045b12"/>
    </style:style>
    <style:style style:name="T212" style:family="text">
      <style:text-properties officeooo:rsid="2114c3ec"/>
    </style:style>
    <style:style style:name="T213" style:family="text">
      <style:text-properties officeooo:rsid="2115106b"/>
    </style:style>
    <style:style style:name="T214" style:family="text">
      <style:text-properties officeooo:rsid="211b01ba"/>
    </style:style>
    <style:style style:name="T215" style:family="text">
      <style:text-properties officeooo:rsid="211cd4f7"/>
    </style:style>
    <style:style style:name="T216" style:family="text">
      <style:text-properties officeooo:rsid="211d4a8b"/>
    </style:style>
    <style:style style:name="T217" style:family="text">
      <style:text-properties officeooo:rsid="2123a817"/>
    </style:style>
    <style:style style:name="T218" style:family="text">
      <style:text-properties officeooo:rsid="21248b33"/>
    </style:style>
    <style:style style:name="T219" style:family="text">
      <style:text-properties officeooo:rsid="212b9ccf"/>
    </style:style>
    <style:style style:name="T220" style:family="text">
      <style:text-properties officeooo:rsid="21379912"/>
    </style:style>
    <style:style style:name="T221" style:family="text">
      <style:text-properties officeooo:rsid="213f08d0"/>
    </style:style>
    <style:style style:name="T222" style:family="text">
      <style:text-properties officeooo:rsid="21412a86"/>
    </style:style>
    <style:style style:name="T223" style:family="text">
      <style:text-properties officeooo:rsid="2141349b"/>
    </style:style>
    <style:style style:name="T224" style:family="text">
      <style:text-properties officeooo:rsid="21421083"/>
    </style:style>
    <style:style style:name="T225" style:family="text">
      <style:text-properties officeooo:rsid="21478ec4"/>
    </style:style>
    <style:style style:name="T226" style:family="text">
      <style:text-properties officeooo:rsid="215e71cc"/>
    </style:style>
    <style:style style:name="T227" style:family="text">
      <style:text-properties officeooo:rsid="216a4ced"/>
    </style:style>
    <style:style style:name="T228" style:family="text">
      <style:text-properties officeooo:rsid="2171732e"/>
    </style:style>
    <style:style style:name="T229" style:family="text">
      <style:text-properties officeooo:rsid="217ff02a"/>
    </style:style>
    <style:style style:name="T230" style:family="text">
      <style:text-properties officeooo:rsid="2182af7f"/>
    </style:style>
    <style:style style:name="T231" style:family="text">
      <style:text-properties officeooo:rsid="218786b9"/>
    </style:style>
    <style:style style:name="T232" style:family="text">
      <style:text-properties officeooo:rsid="218a8f41"/>
    </style:style>
    <style:style style:name="T233" style:family="text">
      <style:text-properties officeooo:rsid="218dca3b"/>
    </style:style>
    <style:style style:name="T234" style:family="text">
      <style:text-properties officeooo:rsid="21943223"/>
    </style:style>
    <style:style style:name="T235" style:family="text">
      <style:text-properties officeooo:rsid="2194dd7a"/>
    </style:style>
    <style:style style:name="T236" style:family="text">
      <style:text-properties officeooo:rsid="21958611"/>
    </style:style>
    <style:style style:name="T237" style:family="text">
      <style:text-properties officeooo:rsid="21962d59"/>
    </style:style>
    <style:style style:name="T238" style:family="text">
      <style:text-properties officeooo:rsid="21969038"/>
    </style:style>
    <style:style style:name="T239" style:family="text">
      <style:text-properties officeooo:rsid="21970672"/>
    </style:style>
    <style:style style:name="T240" style:family="text">
      <style:text-properties officeooo:rsid="219aa9d8"/>
    </style:style>
    <style:style style:name="T241" style:family="text">
      <style:text-properties officeooo:rsid="219eb5ae"/>
    </style:style>
    <style:style style:name="T242" style:family="text">
      <style:text-properties officeooo:rsid="219f508c"/>
    </style:style>
    <style:style style:name="T243" style:family="text">
      <style:text-properties officeooo:rsid="21ab3598"/>
    </style:style>
    <style:style style:name="T244" style:family="text">
      <style:text-properties officeooo:rsid="21ae248b"/>
    </style:style>
    <style:style style:name="T245" style:family="text">
      <style:text-properties officeooo:rsid="21aea183"/>
    </style:style>
    <style:style style:name="T246" style:family="text">
      <style:text-properties officeooo:rsid="21aebfb8"/>
    </style:style>
    <style:style style:name="T247" style:family="text">
      <style:text-properties officeooo:rsid="21af3c65"/>
    </style:style>
    <style:style style:name="T248" style:family="text">
      <style:text-properties officeooo:rsid="21af9e2d"/>
    </style:style>
    <style:style style:name="T249" style:family="text">
      <style:text-properties officeooo:rsid="21b18a1d"/>
    </style:style>
    <style:style style:name="T250" style:family="text">
      <style:text-properties officeooo:rsid="21b45bdd"/>
    </style:style>
    <style:style style:name="T251" style:family="text">
      <style:text-properties officeooo:rsid="21b65d94"/>
    </style:style>
    <style:style style:name="T252" style:family="text">
      <style:text-properties officeooo:rsid="21b80ad9"/>
    </style:style>
    <style:style style:name="T253" style:family="text">
      <style:text-properties officeooo:rsid="21b9d775"/>
    </style:style>
    <style:style style:name="T254" style:family="text">
      <style:text-properties officeooo:rsid="21bc155b"/>
    </style:style>
    <style:style style:name="T255" style:family="text">
      <style:text-properties officeooo:rsid="21bcb2f7"/>
    </style:style>
    <style:style style:name="T256" style:family="text">
      <style:text-properties officeooo:rsid="21c042dc"/>
    </style:style>
    <style:style style:name="T257" style:family="text">
      <style:text-properties officeooo:rsid="21c0ca4c"/>
    </style:style>
    <style:style style:name="T258" style:family="text">
      <style:text-properties officeooo:rsid="21c781c6"/>
    </style:style>
    <style:style style:name="T259" style:family="text">
      <style:text-properties officeooo:rsid="21c7bdda"/>
    </style:style>
    <style:style style:name="T260" style:family="text">
      <style:text-properties officeooo:rsid="21c93918"/>
    </style:style>
    <style:style style:name="T261" style:family="text">
      <style:text-properties officeooo:rsid="21c97d94"/>
    </style:style>
    <style:style style:name="T262" style:family="text">
      <style:text-properties officeooo:rsid="21cd3902"/>
    </style:style>
    <style:style style:name="T263" style:family="text">
      <style:text-properties officeooo:rsid="21cdf1ec"/>
    </style:style>
    <style:style style:name="T264" style:family="text">
      <style:text-properties officeooo:rsid="21cf38ab"/>
    </style:style>
    <style:style style:name="T265" style:family="text">
      <style:text-properties officeooo:rsid="21cf54b1"/>
    </style:style>
    <style:style style:name="T266" style:family="text">
      <style:text-properties officeooo:rsid="21d21501"/>
    </style:style>
    <style:style style:name="T267" style:family="text">
      <style:text-properties officeooo:rsid="21d4d85a"/>
    </style:style>
    <style:style style:name="T268" style:family="text">
      <style:text-properties officeooo:rsid="21d62fda"/>
    </style:style>
    <style:style style:name="T269" style:family="text">
      <style:text-properties officeooo:rsid="21d82838"/>
    </style:style>
    <style:style style:name="T270" style:family="text">
      <style:text-properties officeooo:rsid="21db087d"/>
    </style:style>
    <style:style style:name="T271" style:family="text">
      <style:text-properties officeooo:rsid="21ddb3ac"/>
    </style:style>
    <style:style style:name="T272" style:family="text">
      <style:text-properties officeooo:rsid="21ddbec3"/>
    </style:style>
    <style:style style:name="T273" style:family="text">
      <style:text-properties officeooo:rsid="21dee334"/>
    </style:style>
    <style:style style:name="T274" style:family="text">
      <style:text-properties officeooo:rsid="21e0cfc2"/>
    </style:style>
    <style:style style:name="T275" style:family="text">
      <style:text-properties officeooo:rsid="21e2944b"/>
    </style:style>
    <style:style style:name="T276" style:family="text">
      <style:text-properties officeooo:rsid="21e2f965"/>
    </style:style>
    <style:style style:name="T277" style:family="text">
      <style:text-properties officeooo:rsid="21e70c8f"/>
    </style:style>
    <style:style style:name="T278" style:family="text">
      <style:text-properties officeooo:rsid="21e8405b"/>
    </style:style>
    <style:style style:name="T279" style:family="text">
      <style:text-properties officeooo:rsid="21e91cde"/>
    </style:style>
    <style:style style:name="T280" style:family="text">
      <style:text-properties officeooo:rsid="21e9b2e9"/>
    </style:style>
    <style:style style:name="T281" style:family="text">
      <style:text-properties officeooo:rsid="21ec49a2"/>
    </style:style>
    <style:style style:name="T282" style:family="text">
      <style:text-properties officeooo:rsid="21ee2367"/>
    </style:style>
    <style:style style:name="T283" style:family="text">
      <style:text-properties officeooo:rsid="21f057fa"/>
    </style:style>
    <style:style style:name="T284" style:family="text">
      <style:text-properties officeooo:rsid="21f110e5"/>
    </style:style>
    <style:style style:name="T285" style:family="text">
      <style:text-properties officeooo:rsid="21f1198e"/>
    </style:style>
    <style:style style:name="T286" style:family="text">
      <style:text-properties officeooo:rsid="21f64f22"/>
    </style:style>
    <style:style style:name="T287" style:family="text">
      <style:text-properties officeooo:rsid="21fb1846"/>
    </style:style>
    <style:style style:name="T288" style:family="text">
      <style:text-properties officeooo:rsid="220cde93"/>
    </style:style>
    <style:style style:name="T289" style:family="text">
      <style:text-properties officeooo:rsid="22209612"/>
    </style:style>
    <style:style style:name="T290" style:family="text">
      <style:text-properties officeooo:rsid="2224fabf"/>
    </style:style>
    <style:style style:name="T291" style:family="text">
      <style:text-properties officeooo:rsid="22267c2f"/>
    </style:style>
    <style:style style:name="T292" style:family="text">
      <style:text-properties officeooo:rsid="22296e09"/>
    </style:style>
    <style:style style:name="T293" style:family="text">
      <style:text-properties officeooo:rsid="222b167d"/>
    </style:style>
    <style:style style:name="T294" style:family="text">
      <style:text-properties officeooo:rsid="222c8302"/>
    </style:style>
    <style:style style:name="T295" style:family="text">
      <style:text-properties officeooo:rsid="222f0eca"/>
    </style:style>
    <style:style style:name="T296" style:family="text">
      <style:text-properties officeooo:rsid="2235e54a"/>
    </style:style>
    <style:style style:name="T297" style:family="text">
      <style:text-properties officeooo:rsid="223c6f8b"/>
    </style:style>
    <style:style style:name="T298" style:family="text">
      <style:text-properties officeooo:rsid="226b9a31"/>
    </style:style>
    <style:style style:name="T299" style:family="text">
      <style:text-properties officeooo:rsid="1327ae62"/>
    </style:style>
    <style:style style:name="T300" style:family="text">
      <style:text-properties officeooo:rsid="226f8bf5"/>
    </style:style>
    <style:style style:name="T301" style:family="text">
      <style:text-properties officeooo:rsid="22731f9f"/>
    </style:style>
    <style:style style:name="T302" style:family="text">
      <style:text-properties officeooo:rsid="22759daa"/>
    </style:style>
    <style:style style:name="T303" style:family="text">
      <style:text-properties officeooo:rsid="2277a425"/>
    </style:style>
    <style:style style:name="T304" style:family="text">
      <style:text-properties officeooo:rsid="227a6f53"/>
    </style:style>
    <style:style style:name="T305" style:family="text">
      <style:text-properties officeooo:rsid="227c1b98"/>
    </style:style>
    <style:style style:name="T306" style:family="text">
      <style:text-properties officeooo:rsid="227cba37"/>
    </style:style>
    <style:style style:name="T307" style:family="text">
      <style:text-properties officeooo:rsid="227e9040"/>
    </style:style>
    <style:style style:name="T308" style:family="text">
      <style:text-properties officeooo:rsid="227fcecd"/>
    </style:style>
    <style:style style:name="T309" style:family="text">
      <style:text-properties officeooo:rsid="22812d72"/>
    </style:style>
    <style:style style:name="T310" style:family="text">
      <style:text-properties officeooo:rsid="2282b397"/>
    </style:style>
    <style:style style:name="T311" style:family="text">
      <style:text-properties officeooo:rsid="2285b92b"/>
    </style:style>
    <style:style style:name="T312" style:family="text">
      <style:text-properties officeooo:rsid="22860727"/>
    </style:style>
    <style:style style:name="T313" style:family="text">
      <style:text-properties officeooo:rsid="228df074"/>
    </style:style>
    <style:style style:name="T314" style:family="text">
      <style:text-properties officeooo:rsid="229902bb"/>
    </style:style>
    <style:style style:name="T315" style:family="text">
      <style:text-properties officeooo:rsid="229c8ed6"/>
    </style:style>
    <style:style style:name="T316" style:family="text">
      <style:text-properties officeooo:rsid="229e0ede"/>
    </style:style>
    <style:style style:name="T317" style:family="text">
      <style:text-properties officeooo:rsid="22a6dbab"/>
    </style:style>
    <style:style style:name="T318" style:family="text">
      <style:text-properties officeooo:rsid="22af48d5"/>
    </style:style>
    <style:style style:name="T319" style:family="text">
      <style:text-properties officeooo:rsid="22c473a1"/>
    </style:style>
    <style:style style:name="T320" style:family="text">
      <style:text-properties officeooo:rsid="22c99186"/>
    </style:style>
    <style:style style:name="T321" style:family="text">
      <style:text-properties style:text-underline-style="solid" style:text-underline-type="double" style:text-underline-width="auto" style:text-underline-color="font-color" officeooo:rsid="22c99186"/>
    </style:style>
    <style:style style:name="T322" style:family="text">
      <style:text-properties officeooo:rsid="22cc9fc7"/>
    </style:style>
    <style:style style:name="T323" style:family="text">
      <style:text-properties officeooo:rsid="22de4f46"/>
    </style:style>
    <style:style style:name="T324" style:family="text">
      <style:text-properties officeooo:rsid="22e9adec"/>
    </style:style>
    <style:style style:name="T325" style:family="text">
      <style:text-properties officeooo:rsid="22ec199d"/>
    </style:style>
    <style:style style:name="T326" style:family="text">
      <style:text-properties officeooo:rsid="22eca907"/>
    </style:style>
    <style:style style:name="T327" style:family="text">
      <style:text-properties officeooo:rsid="22eeca0b"/>
    </style:style>
    <style:style style:name="T328" style:family="text">
      <style:text-properties officeooo:rsid="22f216d4"/>
    </style:style>
    <style:style style:name="T329" style:family="text">
      <style:text-properties officeooo:rsid="22f3e402"/>
    </style:style>
    <style:style style:name="T330" style:family="text">
      <style:text-properties officeooo:rsid="22f64566"/>
    </style:style>
    <style:style style:name="T331" style:family="text">
      <style:text-properties officeooo:rsid="2301e2e6"/>
    </style:style>
    <style:style style:name="T332" style:family="text">
      <style:text-properties officeooo:rsid="23049f13"/>
    </style:style>
    <style:style style:name="T333" style:family="text">
      <style:text-properties officeooo:rsid="230734c7"/>
    </style:style>
    <style:style style:name="T334" style:family="text">
      <style:text-properties officeooo:rsid="230ac70f"/>
    </style:style>
    <style:style style:name="T335" style:family="text">
      <style:text-properties officeooo:rsid="230b5f03"/>
    </style:style>
    <style:style style:name="T336" style:family="text">
      <style:text-properties officeooo:rsid="230f6eaa"/>
    </style:style>
    <style:style style:name="T337" style:family="text">
      <style:text-properties officeooo:rsid="23118c4a"/>
    </style:style>
    <style:style style:name="T338" style:family="text">
      <style:text-properties officeooo:rsid="2311b100"/>
    </style:style>
    <style:style style:name="T339" style:family="text">
      <style:text-properties officeooo:rsid="2312c5c5"/>
    </style:style>
    <style:style style:name="T340" style:family="text">
      <style:text-properties officeooo:rsid="231420d4"/>
    </style:style>
    <style:style style:name="T341" style:family="text">
      <style:text-properties officeooo:rsid="2316ce92"/>
    </style:style>
    <style:style style:name="T342" style:family="text">
      <style:text-properties officeooo:rsid="23174a90"/>
    </style:style>
    <style:style style:name="T343" style:family="text">
      <style:text-properties officeooo:rsid="231cd6b9"/>
    </style:style>
    <style:style style:name="T344" style:family="text">
      <style:text-properties officeooo:rsid="231ce240"/>
    </style:style>
    <style:style style:name="T345" style:family="text">
      <style:text-properties officeooo:rsid="2327fd9f"/>
    </style:style>
    <style:style style:name="T346" style:family="text">
      <style:text-properties officeooo:rsid="232ad61b"/>
    </style:style>
    <style:style style:name="T347" style:family="text">
      <style:text-properties officeooo:rsid="2330a757"/>
    </style:style>
    <style:style style:name="T348" style:family="text">
      <style:text-properties officeooo:rsid="2331c62a"/>
    </style:style>
    <style:style style:name="T349" style:family="text">
      <style:text-properties officeooo:rsid="2336f8a6"/>
    </style:style>
    <style:style style:name="T350" style:family="text">
      <style:text-properties officeooo:rsid="2338c7ea"/>
    </style:style>
    <style:style style:name="T351" style:family="text">
      <style:text-properties officeooo:rsid="2339e332"/>
    </style:style>
    <style:style style:name="T352" style:family="text">
      <style:text-properties officeooo:rsid="233e10ae"/>
    </style:style>
    <style:style style:name="T353" style:family="text">
      <style:text-properties officeooo:rsid="233f8cd9"/>
    </style:style>
    <style:style style:name="T354" style:family="text">
      <style:text-properties officeooo:rsid="234153d3"/>
    </style:style>
    <style:style style:name="T355" style:family="text">
      <style:text-properties officeooo:rsid="23431c0b"/>
    </style:style>
    <style:style style:name="T356" style:family="text">
      <style:text-properties officeooo:rsid="234479fe"/>
    </style:style>
    <style:style style:name="T357" style:family="text">
      <style:text-properties officeooo:rsid="234679fb"/>
    </style:style>
    <style:style style:name="T358" style:family="text">
      <style:text-properties officeooo:rsid="23486ba2"/>
    </style:style>
    <style:style style:name="T359" style:family="text">
      <style:text-properties officeooo:rsid="23494a94"/>
    </style:style>
    <style:style style:name="T360" style:family="text">
      <style:text-properties officeooo:rsid="234f1ffa"/>
    </style:style>
    <style:style style:name="T361" style:family="text">
      <style:text-properties officeooo:rsid="23558f14"/>
    </style:style>
    <style:style style:name="T362" style:family="text">
      <style:text-properties officeooo:rsid="2356b130"/>
    </style:style>
    <style:style style:name="T363" style:family="text">
      <style:text-properties officeooo:rsid="235adbad"/>
    </style:style>
    <style:style style:name="T364" style:family="text">
      <style:text-properties officeooo:rsid="235d8f0b"/>
    </style:style>
    <style:style style:name="T365" style:family="text">
      <style:text-properties officeooo:rsid="23698c8b"/>
    </style:style>
    <style:style style:name="T366" style:family="text">
      <style:text-properties officeooo:rsid="23763202"/>
    </style:style>
    <style:style style:name="T367" style:family="text">
      <style:text-properties officeooo:rsid="23847f54"/>
    </style:style>
    <style:style style:name="T368" style:family="text">
      <style:text-properties officeooo:rsid="23864b55"/>
    </style:style>
    <style:style style:name="T369" style:family="text">
      <style:text-properties officeooo:rsid="23880f10"/>
    </style:style>
    <style:style style:name="T370" style:family="text">
      <style:text-properties officeooo:rsid="238c802e"/>
    </style:style>
    <style:style style:name="T371" style:family="text">
      <style:text-properties officeooo:rsid="238d82ce"/>
    </style:style>
    <style:style style:name="T372" style:family="text">
      <style:text-properties officeooo:rsid="238fe575"/>
    </style:style>
    <style:style style:name="T373" style:family="text">
      <style:text-properties officeooo:rsid="2399f3c1"/>
    </style:style>
    <style:style style:name="T374" style:family="text">
      <style:text-properties officeooo:rsid="239bc978"/>
    </style:style>
    <style:style style:name="T375" style:family="text">
      <style:text-properties officeooo:rsid="23a6e035"/>
    </style:style>
    <style:style style:name="T376" style:family="text">
      <style:text-properties officeooo:rsid="23b1cc4d"/>
    </style:style>
    <style:style style:name="T377" style:family="text">
      <style:text-properties officeooo:rsid="23ba58e3"/>
    </style:style>
    <style:style style:name="T378" style:family="text">
      <style:text-properties officeooo:rsid="23bcd644"/>
    </style:style>
    <style:style style:name="T379" style:family="text">
      <style:text-properties officeooo:rsid="23be3c9c"/>
    </style:style>
    <style:style style:name="T380" style:family="text">
      <style:text-properties officeooo:rsid="23beee25"/>
    </style:style>
    <style:style style:name="T381" style:family="text">
      <style:text-properties officeooo:rsid="23c0c78d"/>
    </style:style>
    <style:style style:name="T382" style:family="text">
      <style:text-properties officeooo:rsid="23c20547"/>
    </style:style>
    <style:style style:name="T383" style:family="text">
      <style:text-properties officeooo:rsid="23c57871"/>
    </style:style>
    <style:style style:name="T384" style:family="text">
      <style:text-properties officeooo:rsid="23c5c7d4"/>
    </style:style>
    <style:style style:name="T385" style:family="text">
      <style:text-properties officeooo:rsid="23c5e292"/>
    </style:style>
    <style:style style:name="T386" style:family="text">
      <style:text-properties officeooo:rsid="23c9cbb4"/>
    </style:style>
    <style:style style:name="T387" style:family="text">
      <style:text-properties officeooo:rsid="23cbc49e"/>
    </style:style>
    <style:style style:name="T388" style:family="text">
      <style:text-properties officeooo:rsid="23cfb052"/>
    </style:style>
    <style:style style:name="T389" style:family="text">
      <style:text-properties officeooo:rsid="23d3761d"/>
    </style:style>
    <style:style style:name="T390" style:family="text">
      <style:text-properties officeooo:rsid="23f6300c"/>
    </style:style>
    <style:style style:name="T391" style:family="text">
      <style:text-properties style:text-line-through-style="none" style:text-line-through-type="none"/>
    </style:style>
    <style:style style:name="T392" style:family="text">
      <style:text-properties style:text-line-through-style="none" style:text-line-through-type="none" officeooo:rsid="23f6300c"/>
    </style:style>
    <style:style style:name="T393" style:family="text">
      <style:text-properties style:text-line-through-style="none" style:text-line-through-type="none" officeooo:rsid="240dad63"/>
    </style:style>
    <style:style style:name="T394" style:family="text">
      <style:text-properties style:text-line-through-style="none" style:text-line-through-type="none" officeooo:rsid="0019f43d"/>
    </style:style>
    <style:style style:name="T395" style:family="text">
      <style:text-properties style:text-line-through-style="none" style:text-line-through-type="none" officeooo:rsid="240e9b79"/>
    </style:style>
    <style:style style:name="T396" style:family="text">
      <style:text-properties style:text-line-through-style="none" style:text-line-through-type="none" officeooo:rsid="240f10f7"/>
    </style:style>
    <style:style style:name="T397" style:family="text">
      <style:text-properties style:text-line-through-style="none" style:text-line-through-type="none" officeooo:rsid="241b8b74"/>
    </style:style>
    <style:style style:name="T398" style:family="text">
      <style:text-properties style:text-line-through-style="none" style:text-line-through-type="none" officeooo:rsid="245d54a9"/>
    </style:style>
    <style:style style:name="T399" style:family="text">
      <style:text-properties style:text-line-through-style="none" style:text-line-through-type="none" officeooo:rsid="245f224b"/>
    </style:style>
    <style:style style:name="T400" style:family="text">
      <style:text-properties style:text-line-through-style="none" style:text-line-through-type="none" officeooo:rsid="245f297c"/>
    </style:style>
    <style:style style:name="T401" style:family="text">
      <style:text-properties style:text-line-through-style="none" style:text-line-through-type="none" officeooo:rsid="246107e2"/>
    </style:style>
    <style:style style:name="T402" style:family="text">
      <style:text-properties style:text-line-through-style="none" style:text-line-through-type="none" officeooo:rsid="2462e6e0"/>
    </style:style>
    <style:style style:name="T403" style:family="text">
      <style:text-properties style:text-line-through-style="none" style:text-line-through-type="none" officeooo:rsid="2463e972"/>
    </style:style>
    <style:style style:name="T404" style:family="text">
      <style:text-properties style:text-line-through-style="none" style:text-line-through-type="none" officeooo:rsid="2465e6ad"/>
    </style:style>
    <style:style style:name="T405" style:family="text">
      <style:text-properties style:text-line-through-style="none" style:text-line-through-type="none" officeooo:rsid="2467e0b7"/>
    </style:style>
    <style:style style:name="T406" style:family="text">
      <style:text-properties style:text-line-through-style="none" style:text-line-through-type="none" officeooo:rsid="2469318f"/>
    </style:style>
    <style:style style:name="T407" style:family="text">
      <style:text-properties style:text-line-through-style="none" style:text-line-through-type="none" officeooo:rsid="246ad4fd"/>
    </style:style>
    <style:style style:name="T408" style:family="text">
      <style:text-properties style:text-line-through-style="none" style:text-line-through-type="none" officeooo:rsid="246b47aa"/>
    </style:style>
    <style:style style:name="T409" style:family="text">
      <style:text-properties style:text-line-through-style="none" style:text-line-through-type="none" officeooo:rsid="246b5834"/>
    </style:style>
    <style:style style:name="T410" style:family="text">
      <style:text-properties style:text-line-through-style="none" style:text-line-through-type="none" officeooo:rsid="246c7229"/>
    </style:style>
    <style:style style:name="T411" style:family="text">
      <style:text-properties style:text-line-through-style="none" style:text-line-through-type="none" officeooo:rsid="246d7113"/>
    </style:style>
    <style:style style:name="T412" style:family="text">
      <style:text-properties style:text-line-through-style="none" style:text-line-through-type="none" officeooo:rsid="246daa4b"/>
    </style:style>
    <style:style style:name="T413" style:family="text">
      <style:text-properties style:text-line-through-style="none" style:text-line-through-type="none" officeooo:rsid="246e527b"/>
    </style:style>
    <style:style style:name="T414" style:family="text">
      <style:text-properties style:text-line-through-style="none" style:text-line-through-type="none" officeooo:rsid="246fecda"/>
    </style:style>
    <style:style style:name="T415" style:family="text">
      <style:text-properties style:text-line-through-style="none" style:text-line-through-type="none" fo:font-style="italic" officeooo:rsid="246fecda" style:font-style-asian="italic" style:font-style-complex="italic"/>
    </style:style>
    <style:style style:name="T416" style:family="text">
      <style:text-properties style:text-line-through-style="none" style:text-line-through-type="none" fo:font-style="italic" officeooo:rsid="2471c400" style:font-style-asian="italic" style:font-style-complex="italic"/>
    </style:style>
    <style:style style:name="T417" style:family="text">
      <style:text-properties style:text-line-through-style="none" style:text-line-through-type="none" fo:font-style="italic" officeooo:rsid="2476e9cd" style:font-style-asian="italic" style:font-style-complex="italic"/>
    </style:style>
    <style:style style:name="T418" style:family="text">
      <style:text-properties style:text-line-through-style="none" style:text-line-through-type="none" officeooo:rsid="2471c400"/>
    </style:style>
    <style:style style:name="T419" style:family="text">
      <style:text-properties style:text-line-through-style="none" style:text-line-through-type="none" officeooo:rsid="2473257c"/>
    </style:style>
    <style:style style:name="T420" style:family="text">
      <style:text-properties style:text-line-through-style="none" style:text-line-through-type="none" officeooo:rsid="247372a3"/>
    </style:style>
    <style:style style:name="T421" style:family="text">
      <style:text-properties style:text-line-through-style="none" style:text-line-through-type="none" officeooo:rsid="2474bdae"/>
    </style:style>
    <style:style style:name="T422" style:family="text">
      <style:text-properties style:text-line-through-style="none" style:text-line-through-type="none" officeooo:rsid="24769703"/>
    </style:style>
    <style:style style:name="T423" style:family="text">
      <style:text-properties style:text-line-through-style="none" style:text-line-through-type="none" officeooo:rsid="2476e9cd"/>
    </style:style>
    <style:style style:name="T424" style:family="text">
      <style:text-properties style:text-line-through-style="none" style:text-line-through-type="none" officeooo:rsid="2478b929"/>
    </style:style>
    <style:style style:name="T425" style:family="text">
      <style:text-properties style:text-line-through-style="none" style:text-line-through-type="none" officeooo:rsid="247985ba"/>
    </style:style>
    <style:style style:name="T426" style:family="text">
      <style:text-properties style:text-line-through-style="none" style:text-line-through-type="none" officeooo:rsid="247b54b7"/>
    </style:style>
    <style:style style:name="T427" style:family="text">
      <style:text-properties style:text-line-through-style="none" style:text-line-through-type="none" officeooo:rsid="247cbc9d"/>
    </style:style>
    <style:style style:name="T428" style:family="text">
      <style:text-properties style:text-line-through-style="none" style:text-line-through-type="none" officeooo:rsid="247e32ac"/>
    </style:style>
    <style:style style:name="T429" style:family="text">
      <style:text-properties style:text-line-through-style="none" style:text-line-through-type="none" officeooo:rsid="247fd58b"/>
    </style:style>
    <style:style style:name="T430" style:family="text">
      <style:text-properties style:text-line-through-style="none" style:text-line-through-type="none" officeooo:rsid="2481cd75"/>
    </style:style>
    <style:style style:name="T431" style:family="text">
      <style:text-properties style:text-line-through-style="none" style:text-line-through-type="none" officeooo:rsid="24836443"/>
    </style:style>
    <style:style style:name="T432" style:family="text">
      <style:text-properties style:text-line-through-style="none" style:text-line-through-type="none" officeooo:rsid="24843cdd"/>
    </style:style>
    <style:style style:name="T433" style:family="text">
      <style:text-properties style:text-line-through-style="none" style:text-line-through-type="none" officeooo:rsid="2485ab02"/>
    </style:style>
    <style:style style:name="T434" style:family="text">
      <style:text-properties style:text-line-through-style="none" style:text-line-through-type="none" officeooo:rsid="2485f8f0"/>
    </style:style>
    <style:style style:name="T435" style:family="text">
      <style:text-properties officeooo:rsid="241b8b74"/>
    </style:style>
    <style:style style:name="T436" style:family="text">
      <style:text-properties officeooo:rsid="241ee603"/>
    </style:style>
    <style:style style:name="T437" style:family="text">
      <style:text-properties officeooo:rsid="24869abe"/>
    </style:style>
    <style:style style:name="T438" style:family="text">
      <style:text-properties officeooo:rsid="248a29fa"/>
    </style:style>
    <style:style style:name="T439" style:family="text">
      <style:text-properties officeooo:rsid="248c22ee"/>
    </style:style>
    <style:style style:name="T440" style:family="text">
      <style:text-properties officeooo:rsid="248dc3ff"/>
    </style:style>
    <style:style style:name="T441" style:family="text">
      <style:text-properties officeooo:rsid="24903348"/>
    </style:style>
    <style:style style:name="T442" style:family="text">
      <style:text-properties officeooo:rsid="2494422e"/>
    </style:style>
    <style:style style:name="T443" style:family="text">
      <style:text-properties officeooo:rsid="24960043"/>
    </style:style>
    <style:style style:name="T444" style:family="text">
      <style:text-properties officeooo:rsid="2498c4d0"/>
    </style:style>
    <style:style style:name="T445" style:family="text">
      <style:text-properties officeooo:rsid="249edb8c"/>
    </style:style>
    <style:style style:name="T446" style:family="text">
      <style:text-properties officeooo:rsid="249f319e"/>
    </style:style>
    <style:style style:name="T447" style:family="text">
      <style:text-properties officeooo:rsid="24a6fb65"/>
    </style:style>
    <style:style style:name="T448" style:family="text">
      <style:text-properties officeooo:rsid="24a9e0f1"/>
    </style:style>
    <style:style style:name="T449"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Ветреная ночь. Крышки войсковых канистр <text:span text:style-name="T165">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150">Шагая скорым шагом, но не в ногу, <text:span text:style-name="T166">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5">– <text:span text:style-name="T167">Не представляю, почему он попросил </text:span><text:span text:style-name="T12">нас</text:span><text:span text:style-name="T167">,</text:span>– <text:span text:style-name="T167">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168">ему должно быть известным, я этого не практиковал с ’27-го</text:span></text:p>
      <text:p text:style-name="P5">– <text:span text:style-name="T168">Я ассистировал пару раз во время интернатуры,</text:span>– <text:span text:style-name="T168">вспоминает Спонтун.</text:span>– <text:span text:style-name="T168">Тогда была большая мода в психиатрических заведениях, знаете ли.</text:span></text:p>
      <text:p text:style-name="P6">– <text:span text:style-name="T169">Могу назвать пару Государственных Институтов, где это в моде до сих пор,</text:span>– <text:span text:style-name="T170">медики обмениваются хмыканьем, полные той Британской </text:span><text:span text:style-name="T13">Weltschmerz</text:span><text:span text:style-name="T170">, что выглядит такой неприкаянной на лицах страдающих ею.</text:span>– <text:span text:style-name="T171">Послушайте, тогда, Спонтун, вы предпочитаете ассистировать мне, так я понял?</text:span></text:p>
      <text:p text:style-name="P6">– <text:span text:style-name="T171">О, по любому, знаете ли. То есть, никто ж не будет стоять над головой с журналом, понимаете, записывать как всё идёт.</text:span></text:p>
      <text:p text:style-name="P7">– <text:span text:style-name="T172">Ну, это как сказать. Вы же слушали? <text:s/>Вам не заметили некую...</text:span></text:p>
      <text:p text:style-name="P8">– <text:span text:style-name="T173">Горячность.</text:span></text:p>
      <text:p text:style-name="P9">– <text:span text:style-name="T174">Зацикленность. Не знаю, может Пойтсмен</text:span><text:span text:style-name="T14"> теряет хватку</text:span><text:span text:style-name="T174">.</text:span>– <text:span text:style-name="T174">Звучит тут как Джеймс Мэйсон: «Тэ(х)ряет х(у)ватку».</text:span></text:p>
      <text:p text:style-name="P214">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Ветер носит запахи морсакой воды, пляжа, бензина. Отдалённое радио настоенное на волну Программу Общих Сил передаёт Сэнди Макферсона за Органом.</text:p>
      <text:p text:style-name="P10">– <text:span text:style-name="T175">О, да все мы...</text:span>– <text:span text:style-name="T175">начинает Спонтун, но оставляет незаконченным.</text:span></text:p>
      <text:p text:style-name="P11">– <text:span text:style-name="T176">Вот и пришли.</text:span></text:p>
      <text:p text:style-name="P151">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177">Капрал сидит забросив ноги на стол, поглощён чтением книги комикса Американская Зайка.</text:span></text:p>
      <text:p text:style-name="P12">– <text:span text:style-name="T178">Слотроп,</text:span>– <text:span text:style-name="T178">в ответ</text:span> <text:span text:style-name="T178">на вопрос Мафиджа,</text:span>– <text:span text:style-name="T178">да да Янки в этом, в костюме свиньи. Ну, приходит уходит постоянно. Свершенно сдвинутый. А вы что за контора, M.I. 6 или как там?</text:span></text:p>
      <text:p text:style-name="P13">– <text:span text:style-name="T179">Нам не положено это обсуждать,</text:span>– <text:span text:style-name="T181">уточняет Спонтун. Малость представляет себя Найландом Смитом, Спонтун этот самый.</text:span>– <text:s/><text:span text:style-name="T180">Вам известно где мы можем найти генерала Виверна?</text:span></text:p>
      <text:p text:style-name="P14">– <text:span text:style-name="T181">В такое время ночи? На свалке спирта, скорее всего. Идите вдоль путей, туда где шум. Если б е дежурство, я б сам там был.</text:span></text:p>
      <text:p text:style-name="P15">– <text:span text:style-name="T182">Костюм свиньи,</text:span>– <text:span text:style-name="T182">хмурится Мафидж.</text:span></text:p>
      <text:p text:style-name="P16"><text:soft-page-break/>– <text:span text:style-name="T182">Большой блин костюм свиньи, розовый, и синий, клянусь,</text:span>– <text:span text:style-name="T183">отвечает капрал.</text:span>– <text:span text:style-name="T184">Сразу узнаете, как увидите. Сигареты не найдётся у кого-то из вас, джентльмены, случайно?</text:span></text:p>
      <text:p text:style-name="P152">Звуки гулеванья докатываются до них <text:s/>как топают вдоль путей, <text:span text:style-name="T185">мимо сцепок пустых платформ и железнодорожных цистерн. «Свалка спирта».</text:span></text:p>
      <text:p text:style-name="P17">– <text:span text:style-name="T186">Горючее для их Нацистких ракет, мне говорили. Если те у них вообще летали.</text:span></text:p>
      <text:p text:style-name="P17"><text:span text:style-name="T187">Под холодным зонтом голых электоламп сбилась толпа Армейского персонала, Американских моряков, девушек ФАВСЗ, и Германских </text:span><text:span text:style-name="T15">fräuleins</text:span><text:span text:style-name="T187">.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17"/>
      <text:p text:style-name="P216">Вот и пришло<text:span text:style-name="T1">—</text:span></text:p>
      <text:p text:style-name="P216">Обжираловки время!</text:p>
      <text:p text:style-name="P216">Обжираловки время!</text:p>
      <text:p text:style-name="P217">Пора залезать в морозилку<text:span text:style-name="T1">—</text:span></text:p>
      <text:p text:style-name="P220">О, да, наконец</text:p>
      <text:p text:style-name="P217">Обжираловки время,</text:p>
      <text:p text:style-name="P217">Обжираловки время,</text:p>
      <text:p text:style-name="P220">А <text:span text:style-name="T188">как</text:span> пож<text:span text:style-name="T188">уёщь</text:span>, вернёшься ещё, <text:span text:style-name="T188">ещё пожевать!</text:span></text:p>
      <text:p text:style-name="P218"><text:span text:style-name="T188">Ах, о</text:span>бжираловки время!</text:p>
      <text:p text:style-name="P221">Не ново оно, но <text:s/>всегда грандиозно,</text:p>
      <text:p text:style-name="P219">Обжираловки время,</text:p>
      <text:p text:style-name="P221">Так жуй, сколько влезет, жууууй!</text:p>
      <text:p text:style-name="P218"/>
      <text:p text:style-name="P154">Следующий куплет солдаты и матросы вместе восемь тактов, <text:span text:style-name="T189">девушки вторые столько же, генерал Виверн следующие восемь, и </text:span><text:span text:style-name="T16">tutti</text:span><text:span text:style-name="T189">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155">Почти единственный кто в этом не участвует, <text:span text:style-name="T190">помимо двух</text:span> подкрадывающихся хирургов, <text:span text:style-name="T190">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17">йети</text:span><text:span text:style-name="T190">, он же отвратный снежный человек. Для возмещения <text:s/>профуканного в тот раз, Бодайн в эту ночь продвигает Первый Международный Бой на Чвырлах, </text:span><text:soft-page-break/><text:span text:style-name="T190">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18">– <text:span text:style-name="T191">Приветики, кореш, опиата надо?</text:span>– <text:span text:style-name="T191">крохотные красные глазки в широченном розовом пудинге лица, и алчная улыбка. Это Альберт Криптон, старший санитар корабля США </text:span><text:span text:style-name="T18">Джон Е. Бадас</text:span><text:span text:style-name="T191">, который тут же добывает из потайного кармана джемпера стеклянный флакончик полный белых таблеток.</text:span>– <text:span text:style-name="T192">Кодеин. Джексон, прекрасно</text:span>—<text:span text:style-name="T192">держи.</text:span></text:p>
      <text:p text:style-name="P156">Бодайн безудержно чхает и утирает сопли рукавом,<text:span text:style-name="T1">– Только не для ёбаной простуды, Криптон. Спасибо. Ты видел Авери?</text:span></text:p>
      <text:p text:style-name="P19">– <text:span text:style-name="T193">Он в прекрасной форме. Заканчивал предстартовый разогрев в пизде раком, когда я на них наткнулся.</text:span></text:p>
      <text:p text:style-name="P20">– <text:span text:style-name="T194">Слышь, старина,</text:span>– <text:s/><text:span text:style-name="T194">начинает предприимчивая морская душа. Текст расшифровывается в 3 унции кокаина. Бодвайн кончает парой смятых примечаний.</text:span>– <text:span text:style-name="T195">В полночь, если можешь. Скажи ему встретимся у Пуци после боя.</text:span></text:p>
      <text:p text:style-name="P21">– <text:span text:style-name="T196">Замётано. Ты <text:s/>возле казарм прошвырнулся?</text:span>– <text:span text:style-name="T196">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157">Внутри, его связник, Фармацевт Бёрдбери, <text:span text:style-name="T197">дирижирует заключительным актом </text:span><text:span text:style-name="T19">La </text:span><text:span text:style-name="T2">Forza del Destino </text:span><text:span text:style-name="T197">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19">Микро</text:span><text:span text:style-name="T197">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22">– <text:s/><text:span text:style-name="T20">Тшш</text:span><text:span text:style-name="T198">.</text:span>– <text:span text:style-name="T198">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23">– <text:span text:style-name="T199">Мне известно из третьих рук,</text:span>– <text:span text:style-name="T199">Бёрдбери кладёт шприц, которым дирижировал.</text:span>– <text:span text:style-name="T200">Спроси вон Криптона, он чаще выходит в свет.</text:span></text:p>
      <text:p text:style-name="P24">– <text:span text:style-name="T201">Приветики, кореш,</text:span>– <text:span text:style-name="T201">грит Альберт,</text:span>– <text:span text:style-name="T234">как насчёт сделать прививочку?</text:span></text:p>
      <text:p text:style-name="P25">– <text:span text:style-name="T202">Я слышал Шпрингер приезжает сегодня.</text:span></text:p>
      <text:p text:style-name="P26">– <text:span text:style-name="T203">Впервые слышу. Но смотайся к Пуци, <text:s/>тут зачем торчать. Такие все дела там делаются.</text:span></text:p>
      <text:p text:style-name="P158">Свинья оглядывается на часы на стене: «<text:span text:style-name="T204">Сегодня распорядок малость сковырнутый, вот и всё».</text:span></text:p>
      <text:p text:style-name="P27">– <text:span text:style-name="T205">Слушай Криптон, тут большая шишка из ГПОГ нагрянет с минуты на минуту, так что как знаешь, только….</text:span>– <text:span text:style-name="T206">Они препираются о трёх унциях кокаина, свинья стала благовоспитанно листать старый </text:span><text:span text:style-name="T21">News of the World</text:span><text:span text:style-name="T206">. Вскоре, припластыривая последнюю из наполненных </text:span><text:soft-page-break/><text:span text:style-name="T206">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28">– <text:span text:style-name="T22">Моряк</text:span><text:span text:style-name="T207"> Бодайн?</text:span>– <text:span text:style-name="T207">спрашивает изумлённая плюшевая свинья.</text:span></text:p>
      <text:p text:style-name="P29">– <text:span text:style-name="T208">Он король Каксэвена, Хрюша.</text:span></text:p>
      <text:p text:style-name="P30">– <text:span text:style-name="T209">Ну не случалось выполнять его поручение в Берлине. Скажи ему Ракетмэн грит привет.</text:span></text:p>
      <text:p text:style-name="P159">Криптон, клёш подвёрнут кверху, открывая бутылочку просто убедиться что там у него, застывает вылупившись: «<text:span text:style-name="T210">Это ты про </text:span><text:span text:style-name="T23">тот гашиш</text:span><text:span text:style-name="T210">?»</text:span></text:p>
      <text:p text:style-name="P31">– <text:span text:style-name="T210">Ага.</text:span></text:p>
      <text:p text:style-name="P160">Криптон внюхивает большую щепоть снежиночно белого в ноздри, <text:span text:style-name="T211">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36">– Конечно.– Тут вдруг в дверях полно красных касок, кожи, меди. Криптон стоит не шелохнётся, в одной руке крышка от открытого кокаина.</text:p>
      <text:p text:style-name="P32">– <text:span text:style-name="T212">Слотроп?</text:span>– <text:span text:style-name="T212">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33">– <text:span text:style-name="T213">И не я тоже,</text:span>– <text:span text:style-name="T213">Криптон считает нужным вставить.</text:span></text:p>
      <text:p text:style-name="P33">– <text:span text:style-name="T213">Ну кто-то ж заложил,</text:span>– <text:span text:style-name="T213">бормочет свинья, по виду очень обидевшись.</text:span></text:p>
      <text:p text:style-name="P34">– <text:span text:style-name="T213">Секундочку,</text:span>– <text:span text:style-name="T213">шепчет Альберт. Затем к ВП,</text:span>– <text:span text:style-name="T213">прошу прощения,</text:span>– <text:span text:style-name="T213">делает два шага к выключателю на стене и гасит свет, Слотроп моментально рванул сквозь все вопли мимо стола Бёрдбери </text:span><text:span text:style-name="T24">бац</text:span><text:span text:style-name="T213">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214">дальше по чёрной темени прохода, выставив руки, чтоб не наткнуться, к задней двери, где встречает Криптона.</text:span></text:p>
      <text:p text:style-name="P35">– <text:span text:style-name="T215">Спасибо.</text:span></text:p>
      <text:p text:style-name="P35">– <text:span text:style-name="T215">Скорее.</text:span></text:p>
      <text:p text:style-name="P161">Снаружи они срезают к востоку, в сторону Эльбы и доков, <text:span text:style-name="T216">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25">скачет вприпрыжку</text:span><text:span text:style-name="T216">….</text:span></text:p>
      <text:p text:style-name="P162">Совсем скоро, задыхаясь, они прибы<text:span text:style-name="T218">вают</text:span> на пирс, <text:span text:style-name="T217">где </text:span><text:span text:style-name="T26">Бэдас</text:span><text:span text:style-name="T217">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163">Криптон припрятывает Слотропа в мусорный ящик и отправляется на поиски <text:span text:style-name="T219">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164"><text:soft-page-break/>Утроитель Бодайн и два его поединщика <text:span text:style-name="T220">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165">Пёрфл и Бладери сделали одновременные выпады и теперь находятся <text:span text:style-name="T2">corps à corps</text:span>—со скрежетом и звяком чвыр<text:span text:style-name="T232">ла</text:span> сцепились намертво, <text:span text:style-name="T221">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37">– <text:span text:style-name="T222">Ракетмэн тут,</text:span>– <text:span text:style-name="T222">Криптон дёргает Бодайна за вланый помятый ворот,</text:span>– <text:span text:style-name="T222">в </text:span><text:span text:style-name="T27">свином костюме</text:span><text:span text:style-name="T222">.</text:span></text:p>
      <text:p text:style-name="P38">– <text:span text:style-name="T223">Не сейчас, мэн. Ты принёс тот, а!</text:span>—</text:p>
      <text:p text:style-name="P38">– <text:span text:style-name="T224">Но но полиция у него на хвосте, Бодайн, где мы его спрячем?</text:span></text:p>
      <text:p text:style-name="P39">– <text:span text:style-name="T224">Какая разница, это какой-нибудь раздолбай и больше ничего. Ракетмэну </text:span><text:span text:style-name="T28">тут</text:span><text:span text:style-name="T224"> делать нечего.</text:span></text:p>
      <text:p text:style-name="P166">Пёрфл отдёргивает ру<text:span text:style-name="T234">коять</text:span> свое<text:span text:style-name="T232">го</text:span> чвырл<text:span text:style-name="T232">а</text:span>, переклонившись на сторону, <text:span text:style-name="T225">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167">Ничего: только сон, рвота, содрогания, призрачно цветочный запах этила, <text:span text:style-name="T226">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29">Вот только и всего-то, да? И это у вас жизнь называется?</text:span></text:p>
      <text:p text:style-name="P168"><text:span text:style-name="T226">М</text:span>ашина ВП, бибикая, включив сирену, моргая семи огнями, подкатывает. <text:span text:style-name="T227">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30">Джон Е. Бэдэс, </text:span><text:span text:style-name="T228">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text:span><text:soft-page-break/><text:span text:style-name="T228">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40">– <text:span text:style-name="T229">Ракетмэн, пресвятая блядородица, и вправду ты. Что за дела, старина?</text:span></text:p>
      <text:p text:style-name="P41">– <text:span text:style-name="T234">Заложили суки, нужно продёрнуть к Пуци.</text:span>– <text:span text:style-name="T230">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231">Слотроп</text:span>—<text:span text:style-name="T231">стоять! ни с места!»</text:span></text:p>
      <text:p text:style-name="P169">Не тут-то было, Слотроп с громадным треском и хрустом вываливается из мусора и <text:span text:style-name="T233">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42">– <text:span text:style-name="T234">Кофейку, ребята?</text:span>– <text:span text:style-name="T234">улыбается она.</text:span>– <text:span text:style-name="T235">Как насчёт сэндвичей? Сегодня всё распродано кроме как с ветчиной,</text:span>– <text:span text:style-name="T236">затем увидала Слотропа,</text:span>– <text:span text:style-name="T236">о, боже, извините, но….</text:span></text:p>
      <text:p text:style-name="P43">– <text:span text:style-name="T237">Ключ от грузовика,</text:span>– <text:span text:style-name="T237">Бодайн подступает с ухмылкой Кэгни и никелированным пистолетом,</text:span>– <text:span text:style-name="T238">ну-ка,</text:span>–<text:span text:style-name="T238"> взводит курок.</text:span></text:p>
      <text:p text:style-name="P170">Суровая хмурость, подбитый ватой пожим плечом: «В замке зажигание, Джексон». <text:span text:style-name="T239">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79">– А эт ’щё кто?– Слотроп оглядывается из окна на их кричащие уменьшающиеся фигуры,– ты усёк того птаха с тузом пик на щеке?</text:p>
      <text:p text:style-name="P171"><text:span text:style-name="T240">Бодвайн объезжает кутерьму рядом с </text:span><text:span text:style-name="T31">Джон Е.Бэдэс</text:span><text:span text:style-name="T240">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44">– <text:span text:style-name="T241">Смотри,</text:span>– <text:span text:style-name="T241">Криптон само терпение,</text:span>– <text:span text:style-name="T241">берёшь немного на кончик пальца, хорошо, потом закрываешь половину своего носа, а и</text:span>—</text:p>
      <text:p text:style-name="P45">– <text:span text:style-name="T242">Это кокаин!</text:span>– <text:span text:style-name="T242">голос девушки взвивается до тревожной напряжённости,</text:span>– <text:span text:style-name="T242">вот что это такое! Это героин! Вы </text:span><text:span text:style-name="T32">наркоманы</text:span><text:span text:style-name="T242">! и вы похитили </text:span><text:span text:style-name="T32">меня</text:span><text:span text:style-name="T242">! О, Боже мой! Да ведь это же, как вы не поймёте, это </text:span><text:span text:style-name="T32">Клубмобиль Красного Креста</text:span><text:span text:style-name="T242">!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46">– Подержи<text:span text:style-name="T243"> руль минутку,</text:span>– <text:span text:style-name="T243">Бодвайн оборачивается и направляет свой сияющий пистолет на девушку.</text:span></text:p>
      <text:p text:style-name="P47">– <text:span text:style-name="T244">Ты не можешь меня застрелить,</text:span>– <text:span text:style-name="T244">визжит она,</text:span>– <text:span text:style-name="T244">ты бандюга, кем ты себя возомнил, что угнал собственность Красного Креста! Почему бы вам просто</text:span>—<text:span text:style-name="T245">пойти куда-нибудь и</text:span>—<text:span text:style-name="T246">нюхать свой наркотик и</text:span>— <text:span text:style-name="T246">оставить </text:span><text:span text:style-name="T33">нас в покое</text:span><text:span text:style-name="T246">!</text:span></text:p>
      <text:p text:style-name="P48">– <text:span text:style-name="T247">Пизда,</text:span>– <text:span text:style-name="T247">урезонивает Моряк Бодвим, спокойным доверительным тоном,</text:span>– <text:span text:style-name="T248">ты ошибаешься. Я </text:span><text:span text:style-name="T34">могу</text:span><text:span text:style-name="T248">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34">Бельгию</text:span><text:span text:style-name="T248">, если вправду хочешь знать кто крадёт у кому.</text:span></text:p>
      <text:p text:style-name="P49">– <text:span text:style-name="T249">У кого,</text:span>– <text:span text:style-name="T249">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50">– <text:span text:style-name="T250">Ого, что это,</text:span>– <text:s/><text:span text:style-name="T250">Криптон глядит на её зад,</text:span>– <text:span text:style-name="T250">что это у нас тут такое,</text:span>– <text:span text:style-name="T250">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51"><text:soft-page-break/>– <text:s/><text:span text:style-name="T251">Как тебя зовут?</text:span>– <text:s/><text:span text:style-name="T251">Слотроп улыбается, добродушная свиья.</text:span></text:p>
      <text:p text:style-name="P52">– <text:span text:style-name="T251">Ширли.</text:span></text:p>
      <text:p text:style-name="P52">– <text:span text:style-name="T252">Тайрон. Как ты?</text:span></text:p>
      <text:p text:style-name="P53">– <text:span text:style-name="T253">Тра-ля-ля,</text:span>–<text:span text:style-name="T253"> Криптон грабит ящик кассового аппарата, жуёт плитки шоколада и набивает свои носки пачками курева,</text:span>– <text:span text:style-name="T254">любовь нечаянно нагрянет.</text:span>– <text:span text:style-name="T255">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54">– <text:span text:style-name="T256">Дорожный блок, вот блядство,</text:span>– <text:span text:style-name="T257">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35">эй Ширли?</text:span></text:p>
      <text:p text:style-name="P55">– <text:s/><text:span text:style-name="T258">О, боже ты мой,</text:span>– <text:s/><text:span text:style-name="T258">Ширли прокручивается втиснуться на сиденье между ними, хватает рычаг скоростей,</text:span>– <text:s/><text:span text:style-name="T259">вот так, придурок.</text:span>– <text:s/><text:span text:style-name="T260">Позади них выстрелы.</text:span></text:p>
      <text:p text:style-name="P56">– <text:s/><text:span text:style-name="T261">Спасибо,</text:span>– <text:span text:style-name="T261"><text:s/>грит Бодвайн и, присмолив резину в едко дымном визге, они снова срываются с места.</text:span></text:p>
      <text:p text:style-name="P57">– <text:span text:style-name="T262">Ты в натуре крутой, Ракетмэн, ух-ты,</text:span>– <text:span text:style-name="T262">Криптон лежит позади, предлагая щиколотку и припластыренную бутылочку кокаина Ширли с улыбкой.</text:span></text:p>
      <text:p text:style-name="P58">– <text:span text:style-name="T263">Ты только попробуй.</text:span></text:p>
      <text:p text:style-name="P59">– <text:span text:style-name="T263">Нет спасибо, грит Ширли,</text:span>– <text:span text:style-name="T264">лучше не буду.</text:span></text:p>
      <text:p text:style-name="P60">– <text:span text:style-name="T265">Да давай… о…</text:span></text:p>
      <text:p text:style-name="P61">– <text:span text:style-name="T265">Откуда эти военполы были там?</text:span>– <text:span text:style-name="T265">Слотроп прищуривается на фонари впереди. Американцы? Что Американцам делать тут в Британском секторе, ты не знаешь?</text:span></text:p>
      <text:p text:style-name="P62">– <text:span text:style-name="T266">Может и нет,</text:span>– <text:span text:style-name="T266">гадает Бодвайн,</text:span>– <text:span text:style-name="T266">может только Береговой патруль, брось, давай не будем паранойнее, чем мы </text:span><text:span text:style-name="T36">должны</text:span><text:span text:style-name="T266">….</text:span></text:p>
      <text:p text:style-name="P63">– <text:span text:style-name="T267">Смотри, видишь, я делаю (занюх) это и у меня не растут (занюх) клыки или ещё там что….</text:span></text:p>
      <text:p text:style-name="P64">– <text:span text:style-name="T268">Ну, я просто не знаю,</text:span>– <text:span text:style-name="T268">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65">– <text:span text:style-name="T269">Слушай,</text:span>– <text:span text:style-name="T269">грит Бодайн,</text:span>– <text:span text:style-name="T269">это наличка, или наркота, или что? Просто хочу знать чего ждать, потому что если полиция за</text:span>—</text:p>
      <text:p text:style-name="P65">– <text:span text:style-name="T270">Только за мной, насколько знаю. Ничего общего, что толкал, тут по другому бурят. </text:span></text:p>
      <text:p text:style-name="P66">– <text:span text:style-name="T271">Она как розочка, на ничейной земле,</text:span>– <text:span text:style-name="T271">поёт Криптон, заигрывая.</text:span></text:p>
      <text:p text:style-name="P67">– <text:span text:style-name="T272">Зачем тебе к Пуци?</text:span></text:p>
      <text:p text:style-name="P67">– <text:span text:style-name="T272">Надо увидеть того Шпрингера.</text:span></text:p>
      <text:p text:style-name="P68">– <text:span text:style-name="T273">Не знал, что он подваливает.</text:span></text:p>
      <text:p text:style-name="P68">– <text:span text:style-name="T273">Почему все это говорят?</text:span></text:p>
      <text:p text:style-name="P69">– <text:span text:style-name="T273">До побни,</text:span>– <text:span text:style-name="T273">Ширли берёт тут в одну ноздрю только,</text:span>– <text:span text:style-name="T274">собсем дебножко, Альбет, просто кабельку.</text:span></text:p>
      <text:p text:style-name="P69">– <text:span text:style-name="T275">Просто про него ни слуху какое-то время .</text:span></text:p>
      <text:p text:style-name="P70">– <text:span text:style-name="T276">Теперь вдохни, хорошо, хорошо, молодец, </text:span><text:span text:style-name="T37">давай</text:span><text:span text:style-name="T276">. Умм, там немножко ещё, ум, типа козявка, не пускает… Сделай ещё, хорошо. Теперь в другую</text:span></text:p>
      <text:p text:style-name="P71">– <text:span text:style-name="T38">Альберт</text:span><text:span text:style-name="T277">, ты сказал только раз.</text:span></text:p>
      <text:p text:style-name="P72">– <text:span text:style-name="T278">Слушай, Ракет, если тебя накроют</text:span>—</text:p>
      <text:p text:style-name="P72">– <text:span text:style-name="T278">Даже и думать не хочу.</text:span></text:p>
      <text:p text:style-name="P73">– <text:span text:style-name="T279">Охренеть,</text:span>– <text:span text:style-name="T279">грит Ширли.</text:span></text:p>
      <text:p text:style-name="P74">– <text:span text:style-name="T280">Тебе понравилось? Вот ещё капелюшечка.</text:span></text:p>
      <text:p text:style-name="P74"><text:soft-page-break/>– <text:span text:style-name="T280">Что тогда будешь делать?</text:span></text:p>
      <text:p text:style-name="P74">–<text:span text:style-name="T280">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75">–<text:span text:style-name="T281">Ты шпион, или что?</text:span></text:p>
      <text:p text:style-name="P75">– <text:span text:style-name="T281">Да лучше бы я был. Ё-моё. Тогда б хоть знал.</text:span></text:p>
      <text:p text:style-name="P76">– <text:span text:style-name="T281">Да, звучит хреновенько.</text:span>– <text:s/><text:span text:style-name="T281">И Моряк Бодвайн ведёт дальше, совсем ему это не нравится, он вдумывается, впадает в сентименты.</text:span>– <text:span text:style-name="T282">Допустим,</text:span>– <text:span text:style-name="T282">чуть погодя,</text:span>– <text:span text:style-name="T282">если тебя, ну, догонят, я б мог дать весточку твоей Маме, или там что.</text:span></text:p>
      <text:p text:style-name="P76">– <text:span text:style-name="T283">Моей...</text:span>– <text:span text:style-name="T283">Острый взгляд,</text:span>– <text:span text:style-name="T283">Нет, нет, нет…</text:span></text:p>
      <text:p text:style-name="P77">– <text:span text:style-name="T284">Ну, кому-нибудь.</text:span></text:p>
      <text:p text:style-name="P78">– <text:span text:style-name="T284">Не могу и души надумать.</text:span></text:p>
      <text:p text:style-name="P78">– <text:span text:style-name="T285">Ух-ты, Ракетмэн….</text:span></text:p>
      <text:p text:style-name="P172">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286">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173">Это место никогда не реквизировали. <text:span text:style-name="T287">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174">Шпрингера нигде не видать и, насколько выяснил Слотроп из пробных расспросов, вскоре не ожидается, если будет вообще. <text:span text:style-name="T288">А это та самая дата по доставке отставки, как договорено в 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175">Бодайн находит его в шкафу для одежды жующим бархатное ухо своей маски. «<text:span text:style-name="T289">Ты плохо выглядишь, Ракет. Это Золанге. Она массажистка.» Та улыбается, вопросительно, дитя приведённое проведать свинью в её пещере.</text:span></text:p>
      <text:p text:style-name="P80"><text:soft-page-break/>– <text:span text:style-name="T290">Прости. Прости.</text:span></text:p>
      <text:p text:style-name="P81">– <text:span text:style-name="T290">Давай я провожу тебя в баню,</text:span>– <text:span text:style-name="T290">голос женщины намыленная мочалка уже ласкающая его тревоги,</text:span>– <text:span text:style-name="T291">там очень тихо, спокойно….</text:span></text:p>
      <text:p text:style-name="P82">– <text:span text:style-name="T292">Я буду тут всю ночь,</text:span>– <text:span text:style-name="T292">грит Бодайн.</text:span>– <text:span text:style-name="T292">Скажу тебе, если покажется Шпрингер.</text:span></text:p>
      <text:p text:style-name="P83">– <text:span text:style-name="T293">Это какой-то план, правда?</text:span>– <text:span text:style-name="T293">Слотроп сосёт слюну с бархатного ворса.</text:span></text:p>
      <text:p text:style-name="P83">– <text:span text:style-name="T293">Вообще всё какой-то сговор, мэн,</text:span>– <text:span text:style-name="T293">смеётся Бодвайн.</text:span></text:p>
      <text:p text:style-name="P84">– <text:span text:style-name="T294">А да но, стрелки все смотрят в разные стороны,</text:span>– <text:span text:style-name="T294">Золанге для наглядности поигрывает руками, красноконечные пальцеуказатели.</text:span>– <text:span text:style-name="T295">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296">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176">Золанге уводит Слотропа в баню, <text:span text:style-name="T297">а Бодвайн продолжает поиски своего клиента, 2</text:span><text:span text:style-name="T58">½</text:span><text:span text:style-name="T62"> бутылочки с кокаином </text:span><text:span text:style-name="T63">позвякивают и увлажняются на его голом животе под нижней рубахой. </text:span><text:span text:style-name="T64">Майор не играет ни в покер, ни в зернь, </text:span><text:span text:style-name="T65">не присутствует на представлении, в котором <text:s/>некоя Йоланда, </text:span><text:span text:style-name="T66">блондинка вся в детском масле, </text:span><text:span text:style-name="T67">танцует от стола к столу, подбирает флорины и соверены, </text:span><text:span text:style-name="T68">зачастую накалённые пламенем зажигалки какого-нибудь хохмача, цепкими губками своей пизды</text:span><text:span text:style-name="T69">—</text:span><text:span text:style-name="T68">он не пьёт, </text:span><text:span text:style-name="T72">и даже</text:span><text:span text:style-name="T68">, по свидетельству Моники, </text:span><text:span text:style-name="T70">общительной, </text:span><text:span text:style-name="T71">курящей сигары, мдам борделя Пуци в костюме из матлассе, </text:span><text:span text:style-name="T72">н</text:span><text:span text:style-name="T71">е ебётся. </text:span><text:span text:style-name="T72">Он даже не приставал к пианисту с требованием <text:s/>«Розы Сан Антонио». </text:span><text:span text:style-name="T73">Бодвину потребовалось полчаса прежде, чем наконец столкнулся </text:span><text:span text:style-name="T74">с ним, </text:span><text:span text:style-name="T75">когда тот</text:span><text:span text:style-name="T74"> вырулива</text:span><text:span text:style-name="T75">л</text:span><text:span text:style-name="T74"> через дверь-вертушку из писсуарной </text:span><text:span text:style-name="T76">на ватных ногах после противостояния с пресловутой </text:span><text:span text:style-name="T77">Eisenkröte</text:span><text:span text:style-name="T76">, известной всей Зоне как максимальный тест на мужественность, </text:span><text:span text:style-name="T79">перед которой заслуженные убийцы Капустников в чинах и медалях, а также наикрутейшие всё-похуй-</text:span><text:span text:style-name="T81">пополощу</text:span><text:span text:style-name="T79">-</text:span><text:span text:style-name="T81">перо</text:span><text:span text:style-name="T79">-кровью </text:span><text:span text:style-name="T82">беглецы из</text:span><text:span text:style-name="T79"> </text:span><text:span text:style-name="T80">самых жутких </text:span><text:span text:style-name="T82">военных тюрем Зоны, </text:span><text:span text:style-name="T83">все без разбора тушевались, млели, трусили, порой блевали, да прямо там где стояли. </text:span><text:span text:style-name="T84">Потому что это и впрямь Железная Жаба, как живая, с тысячею бородавок и, утверждают некоторые, </text:span><text:span text:style-name="T85">с лёгкой улыбочкой, в фут длиной, не более, затаившаяся на дне </text:span><text:span text:style-name="T86">смердящего задерьмованного унитаза и подключённая к Европейской Электросети через реостат </text:span><text:span text:style-name="T87">настроенный пропускать </text:span><text:span text:style-name="T88">переменные</text:span><text:span text:style-name="T87"> хотя и не летальные разряды </text:span><text:span text:style-name="T88">напряжения и тока</text:span><text:span text:style-name="T86">. </text:span><text:span text:style-name="T89">Неизвестно кто </text:span><text:span text:style-name="T91">лично </text:span><text:span text:style-name="T89">сидит за потайным реостатом </text:span><text:span text:style-name="T90">(некоторые говорят, что </text:span><text:span text:style-name="T91">э</text:span><text:span text:style-name="T90">то сам полумифический Пуци), </text:span><text:span text:style-name="T91">или же к нему встроен самодельный таймер, </text:span><text:span text:style-name="T92">потому что не каждого трахает, правда</text:span><text:span text:style-name="T69">—</text:span><text:span text:style-name="T92">можешь поссать на Жабу и хоть бы что. </text:span><text:span text:style-name="T93">Но тут не угадаешь. Достаточно часто, чтоб знали, электроток на месте</text:span><text:span text:style-name="T69">—</text:span><text:span text:style-name="T94">рейд пираньи и прыжок лосося </text:span><text:span text:style-name="T95">по отблескивающей золотом струе твоей мочи, </text:span><text:span text:style-name="T96">твой предательский мочевой пузырь с солями и кислотами, </text:span><text:span text:style-name="T97">заземляют тебя накоротко с Землёй-Матушкой, </text:span><text:span text:style-name="T98">с великим, планетарным общим котлом электронов, </text:span><text:span text:style-name="T99">сливают тебя в одно с твоим прототипом, с легендарным несчастным пьяницей, слишком пьяным, чтобы что-то понять, </text:span><text:span text:style-name="T139">поссавшим</text:span><text:span text:style-name="T99"> на </text:span><text:span text:style-name="T139">провод</text:span><text:span text:style-name="T99"> высокого напряжения </text:span><text:span text:style-name="T139">для электрички</text:span><text:span text:style-name="T99"> и испепелённым в древесный уголь,</text:span><text:span text:style-name="T97"> </text:span><text:span text:style-name="T139">во тьме</text:span><text:span text:style-name="T100"> эпилептичной ноч</text:span><text:span text:style-name="T139">и</text:span><text:span text:style-name="T100">, </text:span><text:span text:style-name="T92"><text:s/></text:span><text:span text:style-name="T101">а вопль его, да</text:span><text:span text:style-name="T139">ж</text:span><text:span text:style-name="T101">е и не </text:span><text:span text:style-name="T140">доссавшего</text:span><text:span text:style-name="T101">, </text:span><text:span text:style-name="T140">а,</text:span><text:span text:style-name="T101"> по сути, <text:s/>электричества, </text:span><text:span text:style-name="T102">ампер</text:span><text:span text:style-name="T140">ов</text:span><text:span text:style-name="T102"> </text:span><text:span text:style-name="T141">заговоривших</text:span><text:span text:style-name="T102"> </text:span><text:span text:style-name="T141">через</text:span><text:span text:style-name="T102"> его идущи</text:span><text:span text:style-name="T141">е</text:span><text:span text:style-name="T102"> вразнос капилляр</text:span><text:span text:style-name="T141">ы</text:span><text:span text:style-name="T102">, </text:span><text:span text:style-name="T103">спёкши</text:span><text:span text:style-name="T141">е</text:span><text:span text:style-name="T103">ся слишком быстро, чтоб успе</text:span><text:span text:style-name="T141">ть</text:span><text:span text:style-name="T103"> </text:span><text:span text:style-name="T141">сказать своё</text:span><text:span text:style-name="T103">, объявить о своём освобождении от молчания, </text:span><text:span text:style-name="T104">никто всё равно </text:span><text:span text:style-name="T141">и </text:span><text:span text:style-name="T104">не слушал,</text:span><text:span text:style-name="T102"> </text:span><text:span text:style-name="T105">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106">нимбе вокруг уличного фонаря, </text:span><text:span text:style-name="T107">с его шеей </text:span><text:span text:style-name="T141">расслаблявшейся</text:span><text:span text:style-name="T107"> и тверде</text:span><text:span text:style-name="T141">вшей</text:span><text:span text:style-name="T107"> по ходу снов, </text:span><text:span text:style-name="T108">а может то просто кошачья ебля, церко</text:span><text:span text:style-name="T109">в</text:span><text:span text:style-name="T108">ный колокол под порывом ветра, </text:span><text:span text:style-name="T109">окно разбилось, не понять </text:span><text:span text:style-name="T141">даже </text:span><text:span text:style-name="T109">в какой стороне, </text:span><text:span text:style-name="T110"><text:s/>и не </text:span><text:span text:style-name="T141">вс</text:span><text:span text:style-name="T110">тревожи</text:span><text:span text:style-name="T141">ло</text:span><text:span text:style-name="T110">, сменивши</text:span><text:span text:style-name="T141">еся</text:span><text:span text:style-name="T110"> быстро всё той же </text:span><text:span text:style-name="T141">давней</text:span><text:span text:style-name="T110">, угольный газ </text:span><text:span text:style-name="T111">и Лизол,</text:span><text:span text:style-name="T110"> тишью. </text:span><text:span text:style-name="T111">А кто-то ещё находит его на следующее утро. </text:span><text:span text:style-name="T112">Или можешь найти ты в любую ночь у </text:span><text:soft-page-break/><text:span text:style-name="T112">Пуци, если хватит мужества пойти поссать </text:span><text:span text:style-name="T141">там </text:span><text:span text:style-name="T112">на ту Жабу. </text:span><text:span text:style-name="T113">Майор на этот раз отделался лишь лёгкой встряской </text:span><text:span text:style-name="T114">и пребывает в самодовольном расположении духа.</text:span></text:p>
      <text:p text:style-name="P215">– <text:span text:style-name="T298">Эт’ х’соска с корявой рожей во всю старалась,</text:span>– <text:span text:style-name="T298">забросив руку вокруг шеи Бодвайна,</text:span>– <text:span text:style-name="T298">да ток’о зря сёдни сибе жопу надырвала.</text:span></text:p>
      <text:p text:style-name="P85">– <text:span text:style-name="T298">Достал вам «снежку», майор Марви. Пол бутылки недостача, звиняюсь, то всё что было.</text:span></text:p>
      <text:p text:style-name="P86">– <text:span text:style-name="T299">’сё нормалёк, моряк зна’ каки’ привычки в бальшинсте носов между тут и Висбаденом, те х’сосы и три </text:span><text:span text:style-name="T39">тонны</text:span><text:span text:style-name="T299"> в день принюшат.</text:span>– <text:span text:style-name="T300">Он расплачивается с Бодвайном по полной, отклонив предложение удержать за нехватку.</text:span>– <text:span text:style-name="T301">Щитай за падарачек, карифан, так Двайн Марви делаит дела. </text:span><text:span text:style-name="T40">Бля</text:span><text:span text:style-name="T301">, та стара жаба падбадрила мой канец. Бля, я б ща засадил какой ни то простипомачке. Эй! Кор</text:span><text:span text:style-name="T142">а́</text:span><text:span text:style-name="T301">бельный, ’де тута найти сибе пиздёнку?</text:span></text:p>
      <text:p text:style-name="P177">Моряк показывает как подняться в бордель наверху. <text:span text:style-name="T302">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87">– <text:span text:style-name="T303">Тут не Дом Объединённых Наций, но мы стремимся к разнообразности,</text:span>– <text:span text:style-name="T303">пробегая черепаховым концом мундштука её сигары по списку персонала.</text:span>– <text:span text:style-name="T303">Сандра занята на данный момент. У неё показ. А пока что, вот наша великолепная Мануэла составит вам компанию.</text:span></text:p>
      <text:p text:style-name="P178">На Мануэле только лишь высокий гребень и мантилья чёрного кружева, <text:span text:style-name="T304">тене-цветы спадают до её бедёр, профессиональная улыбка толстяку Американцу, что уже начал возиться с пуговицами своей униформы.</text:span></text:p>
      <text:p text:style-name="P88">– <text:span text:style-name="T305">Опаньки-мопаньки! Эй, на крепко подзагорелая. Чё не? У вас тут маненька есть Мехикана, дарагуша? Ты </text:span><text:span text:style-name="T41">sabe español? </text:span><text:span text:style-name="T306">Ты</text:span><text:span text:style-name="T42"> sabe </text:span><text:span text:style-name="T306">ебли-мебли?</text:span></text:p>
      <text:p text:style-name="P89">– <text:span text:style-name="T2">Si</text:span>,– <text:span text:style-name="T307">решая сегодня быть из Ливана,</text:span>– <text:span text:style-name="T308">я испанка. Из Валенсии.</text:span></text:p>
      <text:p text:style-name="P90">– <text:span text:style-name="T309">Вал-ен-сия,</text:span>– <text:s/><text:span text:style-name="T309">напевает майор Марви популярную песню того же наименования,</text:span>– <text:span text:style-name="T2">Señorita, fucky-fucky, sucky-sucky sixty-ni-i-ine, la-lalala la-la la-la laaa…</text:span>–<text:span text:style-name="T2"> </text:span><text:span text:style-name="T310">делает с нею пару па тустепа вокруг строго центра ожидающей мадам.</text:span></text:p>
      <text:p text:style-name="P179">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311">для остальной</text:span> Испании. <text:span text:style-name="T312">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text:s/>дома под вечер…. </text:span><text:span text:style-name="T43">Ya salimos de España. . . . Pa’ luchar en otros frentes, ay, </text:span><text:span text:style-name="T2">Manuela, ay, Manuela. . . .</text:span></text:p>
      <text:p text:style-name="P180">Она вешает его форму аккуратно в шкафчик и следует за своим уловом в жаркий, <text:s/>яркий пар, <text:span text:style-name="T313">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91">– <text:span text:style-name="T314">Аааххх, чёрт горячая,</text:span>– <text:span text:style-name="T314">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44">Давай</text:span><text:span text:style-name="T315">, все в бассейн,</text:span>– <text:span text:style-name="T316">радостный рёв, хватает щиколотку Мануэлы и тащит. Уже падавшая пару раз на этих плитках и видавшая как волочат её подругу, Мануэла ловко </text:span><text:soft-page-break/><text:span text:style-name="T316">поддаётся, падает жёстко раскинув ноги, ударяя задом в его брюхо с громким </text:span><text:span text:style-name="T45">шлёп</text:span><text:span text:style-name="T316">, сделать ему побольнее, надеется она. Но он лишь снова хохочет, громко взгорячась теплом и плавучестью и звуками окружения</text:span>—<text:span text:style-name="T317">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181">Ну, эт<text:span text:style-name="T299">’ </text:span>путём, <text:span text:style-name="T318">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182">Голоса посреди пара. <text:span text:style-name="T319">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92">– <text:span text:style-name="T320">Облава,</text:span>– <text:span text:style-name="T320">голос на ходу мимо.</text:span>– <text:span text:style-name="T320">ВэПэшники</text:span><text:span text:style-name="T321">,</text:span>– <text:span text:style-name="T320">верещит кто-то ещё.</text:span></text:p>
      <text:p text:style-name="P93">– <text:span text:style-name="T322">Гааахх!</text:span>– <text:s/><text:span text:style-name="T322">вскрикивает майор Марви, который только что вспомнил о наличии 2</text:span><text:span text:style-name="T59">½</text:span><text:span text:style-name="T115"> бутылок кокаина в кармане его формы. </text:span><text:span text:style-name="T116">Он переворачивается, по-моржовьи тяжко, </text:span><text:span text:style-name="T117">Мануэла соскальзывает прочь с его обмякшего нервного члена, </text:span><text:span text:style-name="T118">едва ли возбужд</text:span><text:span text:style-name="T119">е</text:span><text:span text:style-name="T118">на, но достаточно профессиональна, чтобы вычислить, что цена включает невнятные </text:span><text:span text:style-name="T78">puto</text:span><text:span text:style-name="T118"> и </text:span><text:span text:style-name="T78">sinvergüenza</text:span><text:span text:style-name="T118"> </text:span><text:span text:style-name="T119">теперь. Выбираясь из воды, оскальзываясь по облицовке, </text:span><text:span text:style-name="T120">Двайн Марви, замыкающим, </text:span><text:span text:style-name="T121">заскакивает в холодную как лёд раздевалку </text:span><text:span text:style-name="T122">обнаружить, что купальщики все посмывались, </text:span><text:span text:style-name="T123">шкафчики мертвецки пусты за исключением </text:span><text:span text:style-name="T124">одного разноцветного чего-то из бархата.</text:span><text:span text:style-name="T61">– </text:span><text:span text:style-name="T125">А где моя форма?</text:span><text:span text:style-name="T61">– </text:span><text:span text:style-name="T125">топает в пол, кулаки упёрты по бокам, лицо очень красное.</text:span><text:span text:style-name="T61">– </text:span><text:span text:style-name="T126">Ах вы ублюдки безматерные!</text:span><text:span text:style-name="T61">– </text:span><text:span text:style-name="T126">После чего швыряет несколько бутылок и пепельниц, разбивает два окна, </text:span><text:span text:style-name="T127">бодает стену декоративной стойкой для зонтиков, </text:span><text:span text:style-name="T128">чувствуя, что </text:span><text:span text:style-name="T130">сознание проясняется</text:span><text:span text:style-name="T128">. </text:span><text:span text:style-name="T129">Он слышит солдатски</text:span><text:span text:style-name="T130">е </text:span><text:span text:style-name="T129">ботинки, что грохочут над головой и в соседних комнатах, </text:span><text:span text:style-name="T130">девушки визжат, пластинка фонографа трахнута, чтоб заглохла. </text:span></text:p>
      <text:p text:style-name="P183">Он проверяет этот бархатный или плюшевый прикид, <text:span text:style-name="T323">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94">– <text:span text:style-name="T324">А вот и наша беглая свинья, джентльмены,</text:span>– <text:span text:style-name="T324">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95">– <text:span text:style-name="T325">Хорошо. Доктор Мафидж ждёт в машине скорой помощи, и нам потребуется пара ваших ребят, сержант, пока всё сладится.</text:span></text:p>
      <text:p text:style-name="P96">– <text:span text:style-name="T326">Конечно, сэр,</text:span>– <text:span text:style-name="T326">Запястья, расслабленные паром и комфортом, умело заведены ему за спину, прежде чем успел разбушеваться и начать орать на них</text:span>—<text:span text:style-name="T327">холод стали, стискивающий словно </text:span><text:soft-page-break/><text:span text:style-name="T327">номер телефона набранный посреди ночи, без малейшей к чёрту надежды, что трубку вообще поднимут….</text:span></text:p>
      <text:p text:style-name="P97">– <text:s/><text:span text:style-name="T328">Чёрт побери,</text:span>– <text:s/><text:span text:style-name="T329">заводится он наконец, маска заглушает голос, отдаёт эхом от которого больно ушам,</text:span>– <text:s/><text:span text:style-name="T330">да что на вас нашло, а?</text:span></text:p>
      <text:p text:style-name="P184">Да вы знаете кто я такой?</text:p>
      <text:p text:style-name="P185">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15">– Лейтенант Слотроп, по всей видимости. Пройдёмте с нами.</text:p>
      <text:p text:style-name="P197">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186">Его выводят за двери в ожидающую машину скорой помощи. <text:span text:style-name="T331">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187">Притормозили возле Армейского грузовика отпустить тех ВэПэшников. <text:span text:style-name="T332">Потом едут дальше. В сторону Каксэвена. Марви думает. Ничего кроме ночи, смягчённой луной черноты за окном. Непонятно….</text:span></text:p>
      <text:p text:style-name="P98">– <text:span text:style-name="T333">Успокоительно сейчас?</text:span>– <text:span text:style-name="T333">Пиковый Туз сгибается рядом с ним, подсвечивая карманным фонариком ампулы в своей сумке, позвякивает шприцами и иглами.</text:span></text:p>
      <text:p text:style-name="P99">– <text:span text:style-name="T334">Угу. Мы почти на месте.</text:span></text:p>
      <text:p text:style-name="P100">– <text:span text:style-name="T335">Не понимаю, почему они не могут предоставить нам место в госпитале для этого.</text:span></text:p>
      <text:p text:style-name="P188">Водитель смеётся: «О, да, уж <text:span text:style-name="T2">это</text:span> мне понятно». </text:p>
      <text:p text:style-name="P189">Наполняя шприц медленно: «<text:span text:style-name="T336">Ну, у нас ведь приказ… То есть ничего такого—</text:span></text:p>
      <text:p text:style-name="P101">– <text:span text:style-name="T46">Дружище</text:span><text:span text:style-name="T337">, это не самая респектабельная операция.</text:span></text:p>
      <text:p text:style-name="P102">– <text:span text:style-name="T338">Эй,</text:span>– <text:span text:style-name="T339">майор Марви пытается поднять голову.</text:span>– <text:s/><text:span text:style-name="T339">Операция? Что за дела, парень?</text:span></text:p>
      <text:p text:style-name="P103">– <text:s/><text:span text:style-name="T339">Тшш,</text:span>– <text:span text:style-name="T340">отдирая часть рукава костюма свиньи обнажить руку Марви.</text:span></text:p>
      <text:p text:style-name="P104">– <text:span text:style-name="T341">Никаких мне уколов...</text:span>– <text:span text:style-name="T341">но та уже в вене и выпускает дозу пока человек старается его успокоить,</text:span>– <text:s/><text:span text:style-name="T342">говорю ж вы взяли не того.</text:span></text:p>
      <text:p text:style-name="P104">– <text:span text:style-name="T342">Конечно, лейтенуша.</text:span></text:p>
      <text:p text:style-name="P105">– <text:span text:style-name="T342">Эй, эй, эй. Нет. Не я, я майор.</text:span>– <text:span text:style-name="T342">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343">Я майор Двайн Марви.</text:span>– <text:s/><text:span text:style-name="T344">Они не верят ему. Не верят его имени. Даже </text:span><text:span text:style-name="T47">имени его не</text:span><text:span text:style-name="T344">….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06">– <text:span text:style-name="T345">Да жалко же,</text:span>– <text:span text:style-name="T345">вздыхает водитель.</text:span>– <text:span text:style-name="T345">Не можешь заткнуть его, Спонтун?</text:span></text:p>
      <text:p text:style-name="P190">Спонтун уже сорвал маску свиньи, и заменяет её сейчас <text:span text:style-name="T346">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07">– <text:span text:style-name="T347">Ладно, мы уже на берегу. Никого не видно.</text:span>– <text:span text:style-name="T348">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08">– <text:span text:style-name="T349">О,</text:span>– <text:span text:style-name="T349">Марви стонет,</text:span>– <text:span text:style-name="T350">О, ёб твою. О, нет. О, Господи,</text:span>– <text:span text:style-name="T351">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09"><text:soft-page-break/>– <text:span text:style-name="T352">Времени предостаточно,</text:span>– <text:span text:style-name="T353">Мафидж взглядывает на свои часы.</text:span>– <text:span text:style-name="T354">Успеем на С-47 в час ночи. Они сказали что могут немного подождать нас.</text:span>– <text:span text:style-name="T355">Вздыхают с облегчением, прежде чем приняться за своё дело.</text:span></text:p>
      <text:p text:style-name="P110">– <text:span text:style-name="T355">Но связи у того человека,</text:span>– <text:span text:style-name="T356">Спонтун покачивает головой, вынимая инструменты из раствора дезинфекции, и раскладывая их на стерильную ткань рядом с носилками.</text:span>– <text:span text:style-name="T357">О-ё-ёй. Будем надеяться он никогда не начнёт жизнь преступника, а?</text:span></text:p>
      <text:p text:style-name="P111">– <text:span text:style-name="T358">Ёб,</text:span>– <text:span text:style-name="T358">стонет майор Марви чуть слышно,</text:span>– <text:span text:style-name="T358">о, ёб меня, пжалста…</text:span></text:p>
      <text:p text:style-name="P191">Они оба протёрли руки, одели маски и резиновые перчатки. <text:span text:style-name="T359">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192">Это простая процедура. <text:span text:style-name="T360">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12">– <text:span text:style-name="T361">Сувениры для Пойнтсмна,</text:span>– <text:span text:style-name="T361">Мафидж вздыхает, сдёргивая хирургические перчатки.</text:span>– <text:span text:style-name="T362">Сделай ещё укол. Будет лучше если <text:s/>поспит и кто-нибудь в Лондоне объяснит ему это.</text:span></text:p>
      <text:p text:style-name="P193">Мафидж заводит мотор, делает полукруг и направляется <text:span text:style-name="T363">обратно к дороге, необъятное море спокойно лежит позади.</text:span></text:p>
      <text:p text:style-name="P194">А у Пуци, Слотроп свернулся калачиком <text:span text:style-name="T364">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195">А «Золанге», как ни странно, тоже снится Бианка, <text:span text:style-name="T365">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195"><text:span text:style-name="T366">Наверху, некто Мёльнер, с чемоданом полным его ночных сокровищ—униформа и документы Американского майора, 2</text:span><text:span text:style-name="T60">½</text:span><text:span text:style-name="T131"> </text:span><text:span text:style-name="T132">унции кокаина—</text:span><text:span text:style-name="T133">объясняет мохнато</text:span><text:span text:style-name="T138">м</text:span><text:span text:style-name="T133">у Американскому </text:span><text:span text:style-name="T138">моряку</text:span><text:span text:style-name="T133">, </text:span><text:span text:style-name="T134">что Герр фон Гёль очень занятой человек, </text:span><text:span text:style-name="T135">занят бизнесом на севере,н</text:span><text:span text:style-name="T138">а</text:span><text:span text:style-name="T135">сколько ему известно, </text:span><text:span text:style-name="T136">и не поручал ему привозить в Каксэвен никаких документов, никаких отставок, </text:span><text:span text:style-name="T137">паспортов—ничего. </text:span><text:span text:style-name="T138">Он сожалеет. Возможно друг моряка ошибся.</text:span><text:span text:style-name="T366"> Возможно также, что это лишь временная задержка. Разумеется, для подделок нужно время.</text:span></text:p>
      <text:p text:style-name="P196">Бодайн наблюдает его отбытие, не зная что в чемодане. <text:span text:style-name="T367">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13">– <text:span text:style-name="T368">Хмм,</text:span>– <text:s/><text:span text:style-name="T368">грит Моряк Бодвайн.</text:span></text:p>
      <text:p text:style-name="P114">– <text:span text:style-name="T369">И между прочим, это было только по </text:span><text:span text:style-name="T48">десять</text:span><text:span text:style-name="T369"> центов в Битве за Бельгию.</text:span></text:p>
      <text:p text:style-name="P114"><draw:frame draw:style-name="fr1" draw:name="Image7" text:anchor-type="paragraph" svg:width="6.9252in" svg:height="0.3661in" draw:z-index="0"><draw:image xlink:href="Pictures/1000000000000B720000009B428C9716555D8079.png" xlink:type="simple" xlink:show="embed" xlink:actuate="onLoad" loext:mime-type="image/png"/></draw:frame><text:soft-page-break/></text:p>
      <text:p text:style-name="P198">Итак: он отследил батарею Вайсмана <text:span text:style-name="T436">из Голландии</text:span>, через солёные топи, <text:span text:style-name="T436">волчьи бобы и коровьи кости, чтобы найти </text:span><text:span text:style-name="T49">это</text:span><text:span text:style-name="T370">.</text:span> <text:span text:style-name="T371">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50">Martín Fierro.</text:span></text:p>
      <text:p text:style-name="P199">Он следит из своего временного командного пункта в рощице можжевельника на невысоком холме. <text:span text:style-name="T372">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200">У него над головой небо в полосах и твёрдое словно мрамор. <text:span text:style-name="T373">Он знает. Вайсман вмонтировал S-Gerät и произвёл запуск 00000 откуда-то неподалёку. Енцин не может отстать на много. Это случится тут.</text:span></text:p>
      <text:p text:style-name="P201">Но ему нужно выждать. <text:span text:style-name="T374">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51">Schwarzkommando</text:span><text:span text:style-name="T374"> о предстоящем рейде? Кто убрал Марви? </text:span></text:p>
      <text:p text:style-name="P202">Он очень старался не поверить в Ракетный картель. <text:span text:style-name="T375">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203">Он тоже <text:span text:style-name="T376">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text:span><text:span text:style-name="T143">о́</text:span><text:span text:style-name="T376">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16">– <text:span text:style-name="T377">Ты в курсе что происходит?</text:span></text:p>
      <text:p text:style-name="P204">Мравенко засмеялся: «А кто вообще в курсе? Молотов не докладывает Вышинскому. <text:span text:style-name="T378">Но они кое-что о тебе знают. Помнишь Кыргызский Свет? Ну, ещё бы. Так они узнали об этом. </text:span><text:span text:style-name="T52">Я</text:span><text:span text:style-name="T378"> ничего не говорил, но кого-то нашли».</text:span></text:p>
      <text:p text:style-name="P117">– <text:span text:style-name="T379">Старая история. К чему теперь подымать?</text:span></text:p>
      <text:p text:style-name="P118">– <text:span text:style-name="T380">Тебя считают «полезным»,</text:span>– <text:span text:style-name="T381">сказал Мравенко.</text:span></text:p>
      <text:p text:style-name="P205">Они посмотрели друг на друга, тут, долгим взгляом. <text:span text:style-name="T382">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19">– <text:span text:style-name="T383">Как бы ты поступил, Мравенко?</text:span></text:p>
      <text:p text:style-name="P120"><text:soft-page-break/>– <text:span text:style-name="T383">Постарайся не быть слишком полезным. Они тоже не совершенство.</text:span>– <text:span text:style-name="T384">Оба знали, что это сказано в утешение, и не слишком-то действует.</text:span>– <text:span text:style-name="T385">Им не доходит что </text:span><text:span text:style-name="T53">делает</text:span><text:span text:style-name="T385"> тебя полезным. 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21">– <text:span text:style-name="T386">Может я и это переживу, тоже.</text:span>– <text:span text:style-name="T386">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387">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206">Горизонт всё ещё чист: весь день такой. <text:span text:style-name="T388">Кипарисо-подобные можжевельники стоят в заржавелых маревах удалённостей недвижимо, как памятники. Первые пурпурные цвветы 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207">Дюжина национальностей, в одежде Аргентинских <text:span text:style-name="T2">estancieros</text:span>, толпятся вокруг интенданта суповой кухни. <text:span text:style-name="T389">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208"><text:span text:style-name="T390">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392">то-</text:span><text:span text:style-name="T393">было-бы-если-б</text:span><text:span text:style-name="T394">—</text:span><text:span text:style-name="T395">только то, что есть, карты сданные ему тем, что он называет Шансом, </text:span><text:span text:style-name="T396">а у Грасиэлы имя этому Бог</text:span><text:span text:style-name="T390">. Он поставит всё на этот анархистский эксперимент, а если проиграет, перейдёт на что-</text:span><text:soft-page-break/><text:span text:style-name="T390">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text:span></text:p>
      <text:p text:style-name="P209">Съёмочные площадки для предстоящего фильма помогают отчасти. <text:span text:style-name="T435">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397">принеси-</text:span><text:span text:style-name="T398">палку. </text:span><text:span text:style-name="T399">Где он теперь? </text:span><text:span text:style-name="T400">Почему он особенный для кого-то, но не для остальных?</text:span></text:p>
      <text:p text:style-name="P210"><text:span text:style-name="T400">И</text:span><text:span text:style-name="T391">меется вероятность, среди псов, покуда что латентная так как никто </text:span><text:span text:style-name="T401">не проверял всерьёз, </text:span><text:span text:style-name="T402">кристаллизации по сектам, каждая вокруг образа своего тренера. </text:span><text:span text:style-name="T403">Изучение осуществимости, фактически, идёт уже сейчас на уровне штабов </text:span><text:span text:style-name="T404">Большой Пятёрки, </text:span><text:span text:style-name="T405">с тем чтобы разыскать изначальных тренеров, </text:span><text:span text:style-name="T406">и запустить кристаллизацию. </text:span><text:span text:style-name="T407">Какая-то секта может попытаться защитить </text:span><text:span text:style-name="T408">их тренера от нападения остальных. При</text:span><text:span text:style-name="T409"> правильных установках и приемле</text:span><text:span text:style-name="T410">м</text:span><text:span text:style-name="T409">ой цифре потерь тренеров, </text:span><text:span text:style-name="T410">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412">ё</text:span><text:span text:style-name="T410">н небольшой кабинет </text:span><text:span text:style-name="T411">в <text:s/>Доме Двенадцать, остальная площадь отошла агентству по изучении опций национализации угля и стали—</text:span><text:span text:style-name="T412">доставшийся ему скорее всего из симпатии, чем </text:span><text:soft-page-break/><text:span text:style-name="T412">по какой-то иной причине. </text:span><text:span text:style-name="T413">После кастрации майора Марви, Пойнтсмен пребывает в официальной опале. </text:span><text:span text:style-name="T414">Клайв Мосмун и сэр Маркус Скамони сидят в их клубе, среди списанных старых номеров </text:span><text:span text:style-name="T415">Бритиш Пластикс, </text:span><text:span text:style-name="T418">пьют излюбленный рыцарем </text:span><text:span text:style-name="T416">Quimporto</text:span><text:span text:style-name="T418">—причудливую довоенную микстуру из хинина, говяжьего чая и портвейна—</text:span><text:span text:style-name="T419">с капелькой кока-колы и чищеного лука. </text:span><text:span text:style-name="T420">Для видимости встреча назначена для доработки планов </text:span><text:span text:style-name="T421">по Послевоенному Поливинил Хлоридному Плащу, </text:span><text:span text:style-name="T422">источнику большой корпоративной потехи нынче («Представьте выражение лица несчастного ублюдка, </text:span><text:span text:style-name="T423">когда весь </text:span><text:span text:style-name="T417">рукав</text:span><text:span text:style-name="T423"> целиком сваливается с плеча</text:span><text:span text:style-name="T394">—»</text:span><text:span text:style-name="T418"> «</text:span><text:span text:style-name="T424">И-или как насчсёт вмешать что-то, чтоб растворялся под дождём?»). </text:span><text:span text:style-name="T425">Но Мосмун </text:span><text:span text:style-name="T426">и вправду хочет поговорить о Пойнтсмене: «</text:span><text:span text:style-name="T427">Как нам быть с Пойтсменом?»</text:span></text:p>
      <text:p text:style-name="P122"><text:span text:style-name="T427">– </text:span><text:span text:style-name="T428">Мне попались такие прелестные сапожки на Портобелло-Роуд,</text:span><text:span text:style-name="T391">– <text:s/></text:span><text:span text:style-name="T429">возвещает сэр Маркус, </text:span><text:span text:style-name="T430">которого всегда трудно </text:span><text:span text:style-name="T431">подвести к обсуждению</text:span><text:span text:style-name="T430"> дел</text:span><text:span text:style-name="T431">а.</text:span><text:span text:style-name="T391">– </text:span><text:span text:style-name="T432">На тебе будут смотреться изумительно. </text:span><text:span text:style-name="T433">Кроваво-красный Кордован </text:span><text:span text:style-name="T434">до середины твоих ляжек. Твоих голых ляжек.</text:span></text:p>
      <text:p text:style-name="P123">– <text:span text:style-name="T437">Мы попробуем,</text:span>– <text:span text:style-name="T437">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23">– <text:span text:style-name="T438">О, </text:span><text:span text:style-name="T54">собачник</text:span><text:span text:style-name="T438">. Слушай, ты когда-нибудь подумывал о Сенбернаре? Здоровенные мохнатые милашки.</text:span></text:p>
      <text:p text:style-name="P124">–<text:span text:style-name="T438"> При случае,</text:span>– <text:span text:style-name="T439">Клайв не отстаёт,</text:span>– <text:span text:style-name="T439">но я больше думаю о Пойнтсмене.</text:span></text:p>
      <text:p text:style-name="P125">– <text:span text:style-name="T440">Он не твой сорт, дорогуша. Совсем нет. И он справляется, бедняга.</text:span></text:p>
      <text:p text:style-name="P126">– <text:span text:style-name="T441">Сэр Маркус,</text:span>– <text:span text:style-name="T441">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441">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27">– <text:span text:style-name="T442">Мм. Я бы тоже хотел сунуть в твой ящик, Клайвичек</text:span>—</text:p>
      <text:p text:style-name="P128">–… <text:span text:style-name="T443">и Комитет 1922 лезет в окна. Брендан и Бивербрук </text:span><text:span text:style-name="T55">продолжают</text:span><text:span text:style-name="T443">, знаешь ли, как ни в чём ни бывало, будто эти выборы не состоялись даже</text:span>—</text:p>
      <text:p text:style-name="P129">– <text:span text:style-name="T444">Милый друг,</text:span>– <text:span text:style-name="T444">с ангельской улыбкой,</text:span>– <text:span text:style-name="T444">не </text:span><text:span text:style-name="T56">будет</text:span><text:span text:style-name="T444">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56">будет</text:span><text:span text:style-name="T444">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30">– <text:span text:style-name="T445">Откуда у тебя такая уверенность будто Американцы посмотрят на это сквозь пальцы?</text:span></text:p>
      <text:p text:style-name="P211">Долгое противное хихиканье: «Клайв, ты такой малыш. <text:span text:style-name="T446">Ты не знаешь Американцев. А я знаю. Мне приходится иметь с ними дело. Они захотят убедиться как мы разобрались с </text:span><text:span text:style-name="T57">нашими</text:span><text:span text:style-name="T446"> чёрными скотинками—о, Боже, </text:span><text:span text:style-name="T57">ex Africa semper aliquid novi</text:span><text:span text:style-name="T446">, они такие большие, такие </text:span><text:span text:style-name="T57">сильные</text:span><text:span text:style-name="T446">—прежде чем попробуют на своих, э-э, целевых группах. Они могут </text:span><text:span text:style-name="T57">наговорить</text:span><text:span text:style-name="T446"> массу грубостей, если мы подведём, но до санкций не дойдёт.</text:span></text:p>
      <text:p text:style-name="P131">– <text:span text:style-name="T447">А мы подведём?</text:span></text:p>
      <text:p text:style-name="P131">– <text:span text:style-name="T447">Мы все подводим,</text:span>– <text:span text:style-name="T447">сэр Маркус охорашивает свои кудряшки,</text:span>– <text:span text:style-name="T447">но Дело никогда.</text:span></text:p>
      <text:p text:style-name="P212">Да. Клайв Мосмун чувствует себя на подъёме, <text:span text:style-name="T448">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text:span><text:soft-page-break/><text:span text:style-name="T448">фантазии. Ни радости, ни истинной отдачи. У каждого из нас своё место, а жильцы приходятт и уходят, но место остаётся….</text:span></text:p>
      <text:p text:style-name="P213">Не всегда было так. В траншеях Первой Мировой Войны, <text:span text:style-name="T449">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213"><draw:frame draw:style-name="fr1" draw:name="Image8" text:anchor-type="paragraph" svg:width="6.9252in" svg:height="0.3661in" draw:z-index="1"><draw:image xlink:href="Pictures/1000000000000B720000009B428C9716555D8079.png" xlink:type="simple" xlink:show="embed" xlink:actuate="onLoad" loext:mime-type="image/png"/></draw:frame></text:p>
      <text:p text:style-name="P68"/>
      <text:p text:style-name="P68"/>
      <text:p text:style-name="P153"/>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8T09:42:10.003689937</dc:date>
    <meta:editing-duration>P17DT17H35M53S</meta:editing-duration>
    <meta:editing-cycles>9267</meta:editing-cycles>
    <meta:generator>LibreOffice/6.1.5.2$Linux_X86_64 LibreOffice_project/10$Build-2</meta:generator>
    <meta:document-statistic meta:table-count="0" meta:image-count="2" meta:object-count="0" meta:page-count="18" meta:paragraph-count="230" meta:word-count="9309" meta:character-count="63395" meta:non-whitespace-character-count="54121"/>
  </office:meta>
</office:document-meta>
</file>